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complex="Times New Roman4"/>
    </style:style>
    <style:style style:name="P3" style:family="paragraph" style:parent-style-name="Standard">
      <style:paragraph-properties fo:margin-right="-0.0071in" fo:text-align="center" style:justify-single-word="false"/>
    </style:style>
    <style:style style:name="P4" style:family="paragraph" style:parent-style-name="Отчет">
      <style:paragraph-properties fo:text-align="center" style:justify-single-word="false" fo:text-indent="0in" style:auto-text-indent="false"/>
    </style:style>
    <style:style style:name="P5" style:family="paragraph" style:parent-style-name="Отчет">
      <style:paragraph-properties fo:text-align="center" style:justify-single-word="false" fo:text-indent="0in" style:auto-text-indent="false"/>
      <style:text-properties officeooo:paragraph-rsid="00147c70"/>
    </style:style>
    <style:style style:name="P6" style:family="paragraph" style:parent-style-name="Standard">
      <style:paragraph-properties fo:text-align="center" style:justify-single-word="false"/>
      <style:text-properties style:font-name-complex="Times New Roman4" style:font-weight-complex="bold"/>
    </style:style>
    <style:style style:name="P7" style:family="paragraph" style:parent-style-name="Отчет">
      <style:paragraph-properties fo:text-align="end" style:justify-single-word="false" fo:text-indent="0in" style:auto-text-indent="false"/>
    </style:style>
    <style:style style:name="P8" style:family="paragraph" style:parent-style-name="Отчет">
      <style:paragraph-properties fo:text-align="end" style:justify-single-word="false" fo:text-indent="0in" style:auto-text-indent="false"/>
      <style:text-properties officeooo:rsid="004b346d" officeooo:paragraph-rsid="004b346d"/>
    </style:style>
    <style:style style:name="P9" style:family="paragraph" style:parent-style-name="Отчет">
      <style:paragraph-properties fo:text-align="end" style:justify-single-word="false" fo:text-indent="0in" style:auto-text-indent="false"/>
      <style:text-properties officeooo:rsid="002b8581" officeooo:paragraph-rsid="002b8581"/>
    </style:style>
    <style:style style:name="P10" style:family="paragraph" style:parent-style-name="Отчет">
      <style:paragraph-properties fo:text-align="end" style:justify-single-word="false" fo:text-indent="0in" style:auto-text-indent="false"/>
      <style:text-properties officeooo:paragraph-rsid="001b1bdd"/>
    </style:style>
    <style:style style:name="P11" style:family="paragraph" style:parent-style-name="Отчет">
      <style:paragraph-properties fo:text-align="end" style:justify-single-word="false" fo:text-indent="0in" style:auto-text-indent="false"/>
      <style:text-properties officeooo:rsid="001b1bdd" officeooo:paragraph-rsid="001b1bdd"/>
    </style:style>
    <style:style style:name="P12" style:family="paragraph" style:parent-style-name="Отчет">
      <style:paragraph-properties fo:text-align="center" style:justify-single-word="false" fo:text-indent="0in" style:auto-text-indent="false"/>
      <style:text-properties officeooo:rsid="002b8581" officeooo:paragraph-rsid="002b8581"/>
    </style:style>
    <style:style style:name="P13" style:family="paragraph" style:parent-style-name="Text_20_body">
      <style:paragraph-properties fo:margin-top="0in" fo:margin-bottom="0.1665in" style:contextual-spacing="false" fo:break-before="page"/>
      <style:text-properties fo:font-variant="normal" fo:text-transform="none" fo:color="#000000" loext:opacity="100%" fo:letter-spacing="normal" fo:language="ru" fo:country="RU" fo:font-style="normal" fo:font-weight="normal" officeooo:rsid="0045d648" officeooo:paragraph-rsid="00147c70" style:font-weight-asian="normal" style:font-weight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italic" fo:font-weight="normal" style:font-style-asian="italic" style:font-style-complex="italic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7" style:family="paragraph" style:parent-style-name="Text_20_body" style:list-style-name="L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Text_20_body" style:list-style-name="L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9" style:family="paragraph" style:parent-style-name="Text_20_body" style:list-style-name="L3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italic" fo:font-weight="normal" style:font-style-asian="italic" style:font-style-complex="italic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1" style:family="paragraph" style:parent-style-name="Text_20_body" style:list-style-name="L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2" style:family="paragraph" style:parent-style-name="Text_20_body" style:list-style-name="L5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3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4" style:family="paragraph" style:parent-style-name="Text_20_body" style:list-style-name="L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5" style:family="paragraph" style:parent-style-name="Text_20_body" style:list-style-name="L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6" style:family="paragraph" style:parent-style-name="Text_20_body" style:list-style-name="L7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7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8" style:family="paragraph" style:parent-style-name="Text_20_body" style:list-style-name="L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9" style:family="paragraph" style:parent-style-name="Text_20_body" style:list-style-name="L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0" style:family="paragraph" style:parent-style-name="Text_20_body" style:list-style-name="L9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1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2" style:family="paragraph" style:parent-style-name="Text_20_body" style:list-style-name="L10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3" style:family="paragraph" style:parent-style-name="Text_20_body" style:list-style-name="L10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4" style:family="paragraph" style:parent-style-name="Text_20_body" style:list-style-name="L11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5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6" style:family="paragraph" style:parent-style-name="Text_20_body" style:list-style-name="L1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7" style:family="paragraph" style:parent-style-name="Text_20_body" style:list-style-name="L1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8" style:family="paragraph" style:parent-style-name="Text_20_body" style:list-style-name="L13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9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0" style:family="paragraph" style:parent-style-name="Text_20_body" style:list-style-name="L14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1" style:family="paragraph" style:parent-style-name="Text_20_body" style:list-style-name="L1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2" style:family="paragraph" style:parent-style-name="Text_20_body" style:list-style-name="L15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3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4" style:family="paragraph" style:parent-style-name="Text_20_body" style:list-style-name="L1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5" style:family="paragraph" style:parent-style-name="Text_20_body" style:list-style-name="L1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6" style:family="paragraph" style:parent-style-name="Text_20_body" style:list-style-name="L17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fo:font-style="italic" fo:font-weight="normal" style:font-style-asian="italic" style:font-style-complex="italic"/>
    </style:style>
    <style:style style:name="P47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8" style:family="paragraph" style:parent-style-name="Text_20_body" style:list-style-name="L1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9" style:family="paragraph" style:parent-style-name="Text_20_body" style:list-style-name="L1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0" style:family="paragraph" style:parent-style-name="Отчет">
      <style:paragraph-properties fo:margin-top="0in" fo:margin-bottom="0.1665in" style:contextual-spacing="false"/>
      <style:text-properties fo:language="ru" fo:country="RU" fo:font-weight="normal" officeooo:rsid="0045d648" officeooo:paragraph-rsid="00147c70" style:font-weight-asian="normal" style:font-weight-complex="normal"/>
    </style:style>
    <style:style style:name="P51" style:family="paragraph" style:parent-style-name="Отчет">
      <style:paragraph-properties fo:text-align="center" style:justify-single-word="false" fo:text-indent="0in" style:auto-text-indent="false"/>
      <style:text-properties fo:language="ru" fo:country="RU" fo:font-weight="bold" officeooo:rsid="0026d379" officeooo:paragraph-rsid="0026d379" style:font-weight-asian="bold" style:font-weight-complex="bold"/>
    </style:style>
    <style:style style:name="P52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rsid="00560779" officeooo:paragraph-rsid="00560779" style:font-size-asian="12pt" style:font-size-complex="12pt"/>
    </style:style>
    <style:style style:name="P53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560779" style:font-size-asian="12pt" style:font-size-complex="12pt"/>
    </style:style>
    <style:style style:name="P54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rsid="00595d40" officeooo:paragraph-rsid="00595d40" style:font-size-asian="12pt" style:font-size-complex="12pt"/>
    </style:style>
    <style:style style:name="P55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language="ru" fo:country="RU" fo:font-weight="normal" officeooo:rsid="00595d40" officeooo:paragraph-rsid="00595d40" style:font-size-asian="12pt" style:font-weight-asian="normal" style:font-size-complex="12pt" style:font-weight-complex="normal"/>
    </style:style>
    <style:style style:name="P56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language="ru" fo:country="RU" fo:font-weight="normal" officeooo:rsid="0057c86e" officeooo:paragraph-rsid="00560779" style:font-size-asian="12pt" style:font-weight-asian="normal" style:font-size-complex="12pt" style:font-weight-complex="normal"/>
    </style:style>
    <style:style style:name="P57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595d40" style:font-size-asian="12pt" style:font-size-complex="12pt"/>
    </style:style>
    <style:style style:name="P58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language="ru" fo:country="RU" fo:font-weight="normal" officeooo:rsid="0057c86e" officeooo:paragraph-rsid="00595d40" style:font-size-asian="12pt" style:font-weight-asian="normal" style:font-size-complex="12pt" style:font-weight-complex="normal"/>
    </style:style>
    <style:style style:name="P59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language="ru" fo:country="RU" fo:font-weight="normal" officeooo:rsid="0057c86e" officeooo:paragraph-rsid="005f4bcf" style:font-size-asian="12pt" style:font-weight-asian="normal" style:font-size-complex="12pt" style:font-weight-complex="normal"/>
    </style:style>
    <style:style style:name="P60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5f4bcf" style:font-size-asian="12pt" style:font-size-complex="12pt"/>
    </style:style>
    <style:style style:name="P61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rsid="00595d40" officeooo:paragraph-rsid="005b1b9e" style:font-size-asian="12pt" style:font-size-complex="12pt"/>
    </style:style>
    <style:style style:name="P62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language="ru" fo:country="RU" fo:font-weight="normal" officeooo:rsid="005b1b9e" officeooo:paragraph-rsid="005b1b9e" style:font-size-asian="12pt" style:font-weight-asian="normal" style:font-size-complex="12pt" style:font-weight-complex="normal"/>
    </style:style>
    <style:style style:name="P63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language="ru" fo:country="RU" fo:font-weight="normal" officeooo:rsid="00595d40" officeooo:paragraph-rsid="005b1b9e" style:font-size-asian="12pt" style:font-weight-asian="normal" style:font-size-complex="12pt" style:font-weight-complex="normal"/>
    </style:style>
    <style:style style:name="P64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rsid="00595d40" officeooo:paragraph-rsid="005f4bcf" style:font-size-asian="12pt" style:font-size-complex="12pt"/>
    </style:style>
    <style:style style:name="P65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language="ru" fo:country="RU" fo:font-weight="bold" officeooo:rsid="005b1b9e" officeooo:paragraph-rsid="005b1b9e" style:font-size-asian="12pt" style:font-weight-asian="bold" style:font-size-complex="12pt" style:font-weight-complex="bold"/>
    </style:style>
    <style:style style:name="P66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weight="normal" officeooo:rsid="00595d40" officeooo:paragraph-rsid="005b1b9e" style:font-size-asian="12pt" style:font-weight-asian="normal" style:font-size-complex="12pt" style:font-weight-complex="normal"/>
    </style:style>
    <style:style style:name="P67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weight="bold" officeooo:rsid="00595d40" officeooo:paragraph-rsid="005b1b9e" style:font-size-asian="12pt" style:font-weight-asian="bold" style:font-size-complex="12pt" style:font-weight-complex="bold"/>
    </style:style>
    <style:style style:name="P68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style="normal" fo:font-weight="normal" officeooo:rsid="00595d40" officeooo:paragraph-rsid="005b1b9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5b1b9e" officeooo:paragraph-rsid="005b1b9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style="normal" fo:font-weight="normal" officeooo:rsid="00595d40" officeooo:paragraph-rsid="005cb0ce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5cb0ce" officeooo:paragraph-rsid="005cb0ce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5cb0ce" style:font-size-asian="12pt" style:font-size-complex="12pt"/>
    </style:style>
    <style:style style:name="P73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5db34f" style:font-size-asian="12pt" style:font-size-complex="12pt"/>
    </style:style>
    <style:style style:name="P74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officeooo:rsid="005cb0ce" officeooo:paragraph-rsid="005cb0ce" style:font-size-asian="12pt" style:font-size-complex="12pt"/>
    </style:style>
    <style:style style:name="P75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weight="bold" officeooo:rsid="00595d40" officeooo:paragraph-rsid="005e71f7" style:font-size-asian="12pt" style:font-weight-asian="bold" style:font-size-complex="12pt" style:font-weight-complex="bold"/>
    </style:style>
    <style:style style:name="P76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style="normal" fo:font-weight="normal" officeooo:rsid="00595d40" officeooo:paragraph-rsid="005e71f7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5b1b9e" officeooo:paragraph-rsid="005e71f7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5cb0ce" officeooo:paragraph-rsid="005e71f7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5e71f7" style:font-size-asian="12pt" style:font-size-complex="12pt"/>
    </style:style>
    <style:style style:name="P80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5fe6b3" style:font-size-asian="12pt" style:font-size-complex="12pt"/>
    </style:style>
    <style:style style:name="P81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weight="bold" officeooo:rsid="005e71f7" officeooo:paragraph-rsid="005e71f7" style:font-size-asian="12pt" style:font-weight-asian="bold" style:font-size-complex="12pt" style:font-weight-complex="bold"/>
    </style:style>
    <style:style style:name="P82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weight="bold" officeooo:paragraph-rsid="005e71f7" style:font-size-asian="12pt" style:font-weight-asian="bold" style:font-size-complex="12pt" style:font-weight-complex="bold"/>
    </style:style>
    <style:style style:name="P83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officeooo:rsid="005cb0ce" officeooo:paragraph-rsid="005e71f7" style:font-size-asian="12pt" style:font-size-complex="12pt"/>
    </style:style>
    <style:style style:name="P84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weight="bold" officeooo:paragraph-rsid="00615081" style:font-size-asian="12pt" style:font-weight-asian="bold" style:font-size-complex="12pt" style:font-weight-complex="bold"/>
    </style:style>
    <style:style style:name="P85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fo:font-style="normal" fo:font-weight="normal" officeooo:rsid="00595d40" officeooo:paragraph-rsid="00615081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5cb0ce" officeooo:paragraph-rsid="00615081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615081" style:font-size-asian="12pt" style:font-size-complex="12pt"/>
    </style:style>
    <style:style style:name="P88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weight="bold" officeooo:rsid="00615081" officeooo:paragraph-rsid="00615081" style:font-size-asian="12pt" style:font-weight-asian="bold" style:font-size-complex="12pt" style:font-weight-complex="bold"/>
    </style:style>
    <style:style style:name="P89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officeooo:rsid="00615081" officeooo:paragraph-rsid="00615081" style:font-size-asian="12pt" style:font-size-complex="12pt"/>
    </style:style>
    <style:style style:name="P90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officeooo:rsid="0062b120" officeooo:paragraph-rsid="00615081" style:font-size-asian="12pt" style:font-size-complex="12pt"/>
    </style:style>
    <style:style style:name="P91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rsid="00595d40" officeooo:paragraph-rsid="0062b120" style:font-size-asian="12pt" style:font-size-complex="12pt"/>
    </style:style>
    <style:style style:name="P92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size="12pt" officeooo:paragraph-rsid="0062b120" style:font-size-asian="12pt" style:font-size-complex="12pt"/>
    </style:style>
    <style:style style:name="P93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officeooo:rsid="00615081" officeooo:paragraph-rsid="0062b120" style:font-size-asian="12pt" style:font-size-complex="12pt"/>
    </style:style>
    <style:style style:name="P94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officeooo:rsid="0062b120" officeooo:paragraph-rsid="0062b120" style:font-size-asian="12pt" style:font-size-complex="12pt"/>
    </style:style>
    <style:style style:name="P95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weight="bold" officeooo:rsid="00615081" officeooo:paragraph-rsid="0062b120" style:font-size-asian="12pt" style:font-weight-asian="bold" style:font-size-complex="12pt" style:font-weight-complex="bold"/>
    </style:style>
    <style:style style:name="P96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weight="bold" officeooo:rsid="0062b120" officeooo:paragraph-rsid="0062b120" style:font-size-asian="12pt" style:font-weight-asian="bold" style:font-size-complex="12pt" style:font-weight-complex="bold"/>
    </style:style>
    <style:style style:name="P97" style:family="paragraph" style:parent-style-name="Отчет" style:list-style-name="L19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2b120" officeooo:paragraph-rsid="0062b120" style:font-size-asian="12pt" style:font-weight-asian="normal" style:font-size-complex="12pt" style:font-weight-complex="normal"/>
    </style:style>
    <style:style style:name="P98" style:family="paragraph" style:parent-style-name="Отчет">
      <style:paragraph-properties fo:margin-top="0in" fo:margin-bottom="0.0319in" style:contextual-spacing="false" fo:line-height="0.1799in" fo:text-align="start" style:justify-single-word="false" fo:text-indent="0in" style:auto-text-indent="false"/>
      <style:text-properties fo:language="ru" fo:country="RU" fo:font-style="italic" fo:font-weight="normal" officeooo:rsid="00560779" officeooo:paragraph-rsid="005b1b9e" style:font-style-asian="italic" style:font-weight-asian="normal" style:font-style-complex="italic" style:font-weight-complex="normal"/>
    </style:style>
    <style:style style:name="P99" style:family="paragraph" style:parent-style-name="Text_20_body">
      <style:paragraph-properties fo:text-align="start" style:justify-single-word="false" fo:text-indent="0in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961e6" officeooo:paragraph-rsid="0044c9a2" style:font-weight-asian="bold" style:font-weight-complex="bold"/>
    </style:style>
    <style:style style:name="P100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1" style:family="paragraph" style:parent-style-name="Text_20_body" style:list-style-name="L20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2" style:family="paragraph" style:parent-style-name="Text_20_body" style:list-style-name="L20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3" style:family="paragraph" style:parent-style-name="Отчет">
      <style:paragraph-properties fo:text-align="start" style:justify-single-word="false" fo:text-indent="0in" style:auto-text-indent="false"/>
      <style:text-properties fo:language="en" fo:country="US" fo:font-weight="bold" officeooo:rsid="001961e6" officeooo:paragraph-rsid="0044c9a2" style:font-weight-asian="bold" style:font-weight-complex="bold"/>
    </style:style>
    <style:style style:name="T1" style:family="text">
      <style:text-properties style:font-name-complex="Times New Roman4"/>
    </style:style>
    <style:style style:name="T2" style:family="text">
      <style:text-properties officeooo:rsid="002f871c" style:font-name-complex="Times New Roman4"/>
    </style:style>
    <style:style style:name="T3" style:family="text">
      <style:text-properties fo:language="en" fo:country="US" style:font-name-asian="Times New Roman4" style:font-name-complex="Times New Roman4" style:font-size-complex="14pt"/>
    </style:style>
    <style:style style:name="T4" style:family="text">
      <style:text-properties style:font-name-asian="Times New Roman4" style:font-name-complex="Times New Roman4" style:font-size-complex="14pt"/>
    </style:style>
    <style:style style:name="T5" style:family="text">
      <style:text-properties fo:language="ru" fo:country="RU" officeooo:rsid="00147c70" style:font-name-asian="Times New Roman4" style:font-name-complex="Times New Roman4" style:font-size-complex="14pt"/>
    </style:style>
    <style:style style:name="T6" style:family="text">
      <style:text-properties officeooo:rsid="003bb29e"/>
    </style:style>
    <style:style style:name="T7" style:family="text">
      <style:text-properties style:font-name-complex="Times New Roman4" style:font-weight-complex="bold"/>
    </style:style>
    <style:style style:name="T8" style:family="text">
      <style:text-properties officeooo:rsid="00147c70" style:font-name-complex="Times New Roman4"/>
    </style:style>
    <style:style style:name="T9" style:family="text">
      <style:text-properties officeooo:rsid="00147c70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color="#000000" loext:opacity="100%" style:font-name="Times New Roman" fo:font-weight="normal" style:font-weight-asian="normal" style:font-weight-complex="normal"/>
    </style:style>
    <style:style style:name="T16" style:family="text">
      <style:text-properties officeooo:rsid="0037fcda"/>
    </style:style>
    <style:style style:name="T17" style:family="text">
      <style:text-properties officeooo:rsid="003b4e42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officeooo:rsid="0057c86e" style:font-weight-asian="normal" style:font-weight-complex="normal"/>
    </style:style>
    <style:style style:name="T20" style:family="text">
      <style:text-properties fo:language="ru" fo:country="RU" fo:font-weight="normal" officeooo:rsid="00595d40" style:font-weight-asian="normal" style:font-weight-complex="normal"/>
    </style:style>
    <style:style style:name="T21" style:family="text">
      <style:text-properties fo:language="ru" fo:country="RU" fo:font-weight="normal" officeooo:rsid="005f4bcf" style:font-weight-asian="normal" style:font-weight-complex="normal"/>
    </style:style>
    <style:style style:name="T22" style:family="text">
      <style:text-properties fo:language="ru" fo:country="RU" fo:font-weight="normal" officeooo:rsid="005b1b9e" style:font-weight-asian="normal" style:font-weight-complex="normal"/>
    </style:style>
    <style:style style:name="T23" style:family="text">
      <style:text-properties officeooo:rsid="005b1b9e"/>
    </style:style>
    <style:style style:name="T24" style:family="text">
      <style:text-properties fo:font-variant="normal" fo:text-transform="none" fo:color="#000000" loext:opacity="100%" style:font-name="Times New Roman" fo:letter-spacing="normal" fo:font-style="italic"/>
    </style:style>
    <style:style style:name="T25" style:family="text">
      <style:text-properties fo:font-variant="normal" fo:text-transform="none" fo:color="#000000" loext:opacity="100%" style:font-name="Times New Roman" fo:letter-spacing="normal"/>
    </style:style>
    <style:style style:name="T26" style:family="text">
      <style:text-properties fo:font-variant="normal" fo:text-transform="none" fo:color="#000000" loext:opacity="100%" style:font-name="Times New Roman" fo:letter-spacing="normal" officeooo:rsid="005b1b9e"/>
    </style:style>
    <style:style style:name="T27" style:family="text">
      <style:text-properties fo:font-variant="normal" fo:text-transform="none" fo:color="#000000" loext:opacity="100%" style:font-name="Times New Roman" fo:letter-spacing="normal" officeooo:rsid="005cb0ce"/>
    </style:style>
    <style:style style:name="T28" style:family="text">
      <style:text-properties fo:font-variant="normal" fo:text-transform="none" fo:color="#000000" loext:opacity="100%" style:font-name="Times New Roman" fo:letter-spacing="normal" officeooo:rsid="005db34f"/>
    </style:style>
    <style:style style:name="T29" style:family="text">
      <style:text-properties fo:language="ru" fo:country="RU" fo:font-weight="normal" officeooo:rsid="005cb0ce" style:font-weight-asian="normal" style:font-weight-complex="normal"/>
    </style:style>
    <style:style style:name="T30" style:family="text">
      <style:text-properties fo:language="ru" fo:country="RU" fo:font-weight="normal" officeooo:rsid="005db34f" style:font-weight-asian="normal" style:font-weight-complex="normal"/>
    </style:style>
    <style:style style:name="T31" style:family="text">
      <style:text-properties officeooo:rsid="005cb0ce"/>
    </style:style>
    <style:style style:name="T32" style:family="text">
      <style:text-properties fo:font-variant="normal" fo:text-transform="none" fo:color="#000000" loext:opacity="100%" style:font-name="Times New Roman" fo:letter-spacing="normal" fo:language="ru" fo:country="RU" officeooo:rsid="0057c86e"/>
    </style:style>
    <style:style style:name="T33" style:family="text">
      <style:text-properties fo:font-variant="normal" fo:text-transform="none" fo:color="#000000" loext:opacity="100%" style:font-name="Times New Roman" fo:letter-spacing="normal" fo:language="ru" fo:country="RU" officeooo:rsid="005cb0ce"/>
    </style:style>
    <style:style style:name="T34" style:family="text">
      <style:text-properties fo:font-variant="normal" fo:text-transform="none" fo:color="#000000" loext:opacity="100%" style:font-name="Times New Roman" fo:letter-spacing="normal" fo:language="ru" fo:country="RU" officeooo:rsid="005db34f"/>
    </style:style>
    <style:style style:name="T35" style:family="text">
      <style:text-properties fo:font-variant="normal" fo:text-transform="none" fo:color="#000000" loext:opacity="100%" style:font-name="Times New Roman" fo:letter-spacing="normal" officeooo:rsid="005e71f7"/>
    </style:style>
    <style:style style:name="T36" style:family="text">
      <style:text-properties fo:language="ru" fo:country="RU" fo:font-weight="normal" officeooo:rsid="005e71f7" style:font-weight-asian="normal" style:font-weight-complex="normal"/>
    </style:style>
    <style:style style:name="T37" style:family="text">
      <style:text-properties fo:language="ru" fo:country="RU" fo:font-weight="normal" officeooo:rsid="005fe6b3" style:font-weight-asian="normal" style:font-weight-complex="normal"/>
    </style:style>
    <style:style style:name="T38" style:family="text">
      <style:text-properties fo:font-variant="normal" fo:text-transform="none" fo:color="#000000" loext:opacity="100%" style:font-name="Times New Roman" fo:letter-spacing="normal" fo:language="ru" fo:country="RU" fo:font-weight="normal" officeooo:rsid="0057c86e" style:font-weight-asian="normal" style:font-weight-complex="normal"/>
    </style:style>
    <style:style style:name="T39" style:family="text">
      <style:text-properties fo:font-variant="normal" fo:text-transform="none" fo:color="#000000" loext:opacity="100%" style:font-name="Times New Roman" fo:letter-spacing="normal" fo:language="ru" fo:country="RU" fo:font-weight="normal" officeooo:rsid="005fe6b3" style:font-weight-asian="normal" style:font-weight-complex="normal"/>
    </style:style>
    <style:style style:name="T40" style:family="text">
      <style:text-properties fo:font-variant="normal" fo:text-transform="none" fo:color="#000000" loext:opacity="100%" style:font-name="Times New Roman" fo:letter-spacing="normal" fo:language="ru" fo:country="RU" fo:font-weight="normal" officeooo:rsid="005cb0ce" style:font-weight-asian="normal" style:font-weight-complex="normal"/>
    </style:style>
    <style:style style:name="T41" style:family="text">
      <style:text-properties fo:font-variant="normal" fo:text-transform="none" fo:color="#000000" loext:opacity="100%" style:font-name="Times New Roman" fo:letter-spacing="normal" fo:language="ru" fo:country="RU" fo:font-weight="normal" officeooo:rsid="005db34f" style:font-weight-asian="normal" style:font-weight-complex="normal"/>
    </style:style>
    <style:style style:name="T42" style:family="text">
      <style:text-properties fo:font-variant="normal" fo:text-transform="none" fo:color="#000000" loext:opacity="100%" style:font-name="Times New Roman" fo:letter-spacing="normal" fo:language="ru" fo:country="RU" officeooo:rsid="005e71f7"/>
    </style:style>
    <style:style style:name="T43" style:family="text">
      <style:text-properties fo:font-variant="normal" fo:text-transform="none" fo:color="#000000" loext:opacity="100%" style:font-name="Times New Roman" fo:letter-spacing="normal" fo:language="ru" fo:country="RU" fo:font-style="italic" officeooo:rsid="00615081" style:font-style-asian="italic" style:font-style-complex="italic"/>
    </style:style>
    <style:style style:name="T44" style:family="text">
      <style:text-properties fo:font-variant="normal" fo:text-transform="none" fo:color="#000000" loext:opacity="100%" style:font-name="Times New Roman" fo:letter-spacing="normal" fo:language="ru" fo:country="RU" fo:font-style="italic" officeooo:rsid="005e71f7" style:font-style-asian="italic" style:font-style-complex="italic"/>
    </style:style>
    <style:style style:name="T45" style:family="text">
      <style:text-properties fo:font-variant="normal" fo:text-transform="none" fo:color="#000000" loext:opacity="100%" style:font-name="Times New Roman" fo:letter-spacing="normal" officeooo:rsid="005fe6b3"/>
    </style:style>
    <style:style style:name="T46" style:family="text">
      <style:text-properties fo:font-variant="normal" fo:text-transform="none" fo:color="#000000" loext:opacity="100%" style:font-name="Times New Roman" fo:letter-spacing="normal" officeooo:rsid="00615081"/>
    </style:style>
    <style:style style:name="T47" style:family="text">
      <style:text-properties fo:font-variant="normal" fo:text-transform="none" fo:color="#000000" loext:opacity="100%" style:font-name="Times New Roman" fo:letter-spacing="normal" fo:language="ru" fo:country="RU" officeooo:rsid="00615081"/>
    </style:style>
    <style:style style:name="T48" style:family="text">
      <style:text-properties fo:font-variant="normal" fo:text-transform="none" fo:color="#000000" loext:opacity="100%" style:font-name="Times New Roman" fo:letter-spacing="normal" fo:language="ru" fo:country="RU" officeooo:rsid="0062b120"/>
    </style:style>
    <style:style style:name="T49" style:family="text">
      <style:text-properties fo:language="ru" fo:country="RU" fo:font-weight="normal" officeooo:rsid="0062b120" style:font-weight-asian="normal" style:font-weight-complex="normal"/>
    </style:style>
    <style:style style:name="T50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1.7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-2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-2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-2.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-2.7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­</text:span><text:span text:style-name="T1">Министерство образования Республики Беларусь</text:span></text:p>
      <text:p text:style-name="P2" loext:marker-style-name="T1"/>
      <text:p text:style-name="P1" loext:marker-style-name="T1"><text:span text:style-name="T1">Учреждение образования</text:span></text:p>
      <text:p text:style-name="P1" loext:marker-style-name="T1"><text:span text:style-name="T1">БЕЛОРУССКИЙ ГОСУДАРСТВЕННЫЙ УНИВЕРСИТЕТ</text:span></text:p>
      <text:p text:style-name="P1" loext:marker-style-name="T1"><text:span text:style-name="T1">ИНФОРМАТИКИ И РАДИОЭЛЕКТРОНИКИ</text:span></text:p>
      <text:p text:style-name="P2" loext:marker-style-name="T1"/>
      <text:p text:style-name="P3" loext:marker-style-name="T3"><text:span text:style-name="T4">Факультет информационных технологий и управления</text:span></text:p>
      <text:p text:style-name="P3" loext:marker-style-name="T4"><text:span text:style-name="T4">Кафедра </text:span><text:span text:style-name="T5">Интеллектуальных Информационных Технологий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4">Отчет по лабораторной работе № <text:span text:style-name="T6">2</text:span></text:p>
      <text:p text:style-name="P5">Тема: «Алгоритмы операций над множествами и их реализация »</text:p>
      <text:p text:style-name="P6" loext:marker-style-name="T7"/>
      <text:p text:style-name="P1" loext:marker-style-name="T1"><text:span text:style-name="T1">по предмету:</text:span></text:p>
      <text:p text:style-name="P1" loext:marker-style-name="T1"><text:span text:style-name="T1">«Т</text:span><text:span text:style-name="T8">МОИС</text:span><text:span text:style-name="T1">»</text:span></text:p>
      <text:p text:style-name="P2" loext:marker-style-name="T1"/>
      <text:p text:style-name="P2" loext:marker-style-name="T1"/>
      <text:p text:style-name="P7"/>
      <text:p text:style-name="P7"/>
      <text:p text:style-name="P7">Выполнил:</text:p>
      <text:p text:style-name="P8">Захаренков И.Д.</text:p>
      <text:p text:style-name="P9">студент гр.421702</text:p>
      <text:p text:style-name="P7"/>
      <text:p text:style-name="P10">Проверил:</text:p>
      <text:p text:style-name="P11">Рудьман И.О.</text:p>
      <text:p text:style-name="P4"/>
      <text:p text:style-name="P4"/>
      <text:p text:style-name="P4"/>
      <text:p text:style-name="P12">Минск</text:p>
      <text:p text:style-name="P4">202<text:span text:style-name="T9">4</text:span></text:p>
      <text:p text:style-name="P13"><text:span text:style-name="T10"><text:tab/>Цель</text:span><text:span text:style-name="T11">: Освоение методов разработки алгоритмов для операций над графиками.<text:line-break/><text:tab/></text:span><text:span text:style-name="T10">Задача</text:span><text:span text:style-name="T11">: Разработать и реализовать алгоритмы основных операций над графиками и кортежами.</text:span></text:p>
      <text:p text:style-name="P14"><text:span text:style-name="T12">Теоретические основы</text:span>:</text:p>
      <text:list text:style-name="L1">
        <text:list-item>
          <text:p text:style-name="P15"><text:s/>График</text:p>
        </text:list-item>
      </text:list>
      <text:list text:style-name="L2">
        <text:list-item>
          <text:p text:style-name="P16"><text:span text:style-name="T13"><text:s/>Определение</text:span>: Множество упорядоченных пар элементов</text:p>
        </text:list-item>
        <text:list-item>
          <text:p text:style-name="P17"><text:span text:style-name="T13"><text:s/>Формальная запись</text:span>: P = {&lt;x, y&gt;}, где x и y - элементы пар</text:p>
        </text:list-item>
        <text:list-item>
          <text:p text:style-name="P18"><text:span text:style-name="T13"><text:s/>Пример</text:span>: P = {&lt;1, 2&gt;, &lt;3, 4&gt;, &lt;5, 6&gt;}</text:p>
        </text:list-item>
      </text:list>
      <text:list text:style-name="L3">
        <text:list-item>
          <text:p text:style-name="P19"><text:s/>Основные характеристики графика:</text:p>
        </text:list-item>
      </text:list>
      <text:list text:style-name="L4">
        <text:list-item>
          <text:p text:style-name="P20"><text:span text:style-name="T13"><text:s/>Область определения</text:span>: проекция на первую ось (пр1P)</text:p>
        </text:list-item>
        <text:list-item>
          <text:p text:style-name="P21"><text:span text:style-name="T13"><text:s/>Область значений</text:span>: проекция на вторую ось (пр2P)</text:p>
        </text:list-item>
      </text:list>
      <text:p text:style-name="P14"><text:span text:style-name="T12">Основные операции</text:span>:</text:p>
      <text:list text:style-name="L5">
        <text:list-item>
          <text:p text:style-name="P22"><text:s/><text:span text:style-name="T14">Инверсия</text:span></text:p>
        </text:list-item>
      </text:list>
      <text:list text:style-name="L6">
        <text:list-item>
          <text:p text:style-name="P23"><text:span text:style-name="T13"><text:s/>Определение</text:span>: Замена местами элементов в каждой паре графика</text:p>
        </text:list-item>
        <text:list-item>
          <text:p text:style-name="P24"><text:span text:style-name="T13"><text:s/>Обозначение</text:span>: P^(-1)</text:p>
        </text:list-item>
        <text:list-item>
          <text:p text:style-name="P24"><text:span text:style-name="T13"><text:s/>Пример</text:span>:</text:p>
          <text:list>
            <text:list-item>
              <text:p text:style-name="P24"><text:span text:style-name="T13"><text:s/>Исходный график</text:span>: P = {&lt;1, 2&gt;, &lt;3, 4&gt;}</text:p>
            </text:list-item>
            <text:list-item>
              <text:p text:style-name="P25"><text:span text:style-name="T13"><text:s/>Инверсия</text:span>: P^(-1) = {&lt;2, 1&gt;, &lt;4, 3&gt;}</text:p>
            </text:list-item>
          </text:list>
        </text:list-item>
      </text:list>
      <text:list text:style-name="L7">
        <text:list-item>
          <text:p text:style-name="P26"><text:s/><text:span text:style-name="T13">Композиция</text:span></text:p>
        </text:list-item>
      </text:list>
      <text:list text:style-name="L8">
        <text:list-item>
          <text:p text:style-name="P27"><text:s/><text:span text:style-name="T13">Определение</text:span>: Объединение графиков по общему промежуточному элементу</text:p>
        </text:list-item>
        <text:list-item>
          <text:p text:style-name="P28"><text:s/><text:span text:style-name="T13">Обозначение</text:span>: P·Q</text:p>
        </text:list-item>
        <text:list-item>
          <text:p text:style-name="P28"><text:s/><text:span text:style-name="T13">Пример</text:span>:</text:p>
          <text:list>
            <text:list-item>
              <text:p text:style-name="P28"><text:s/>P = {&lt;1, 2&gt;, &lt;2, 3&gt;}</text:p>
            </text:list-item>
            <text:list-item>
              <text:p text:style-name="P28"><text:s/>Q = {&lt;2, 4&gt;, &lt;3, 5&gt;}</text:p>
            </text:list-item>
            <text:list-item>
              <text:p text:style-name="P29"><text:s/>P·Q = {&lt;1, 4&gt;, &lt;2, 5&gt;}</text:p>
            </text:list-item>
          </text:list>
        </text:list-item>
      </text:list>
      <text:list text:style-name="L9">
        <text:list-item>
          <text:p text:style-name="P30"><text:s/><text:span text:style-name="T13">Декартово произведение</text:span></text:p>
        </text:list-item>
      </text:list>
      <text:list text:style-name="L10">
        <text:list-item>
          <text:p text:style-name="P31"><text:s/><text:span text:style-name="T13">Определение</text:span>: Множество всех возможных пар из элементов двух множеств</text:p>
        </text:list-item>
        <text:list-item>
          <text:p text:style-name="P32"><text:s/><text:span text:style-name="T13">Обозначение</text:span>: A×B</text:p>
        </text:list-item>
        <text:list-item>
          <text:p text:style-name="P32"><text:s/><text:span text:style-name="T13">Пример</text:span>:</text:p>
          <text:list>
            <text:list-item>
              <text:p text:style-name="P32"><text:s/>A = {1, 2}</text:p>
            </text:list-item>
            <text:list-item>
              <text:p text:style-name="P32"><text:s/>B = {3, 4}</text:p>
            </text:list-item>
            <text:list-item>
              <text:p text:style-name="P33"><text:soft-page-break/><text:s/>A×B = {&lt;1, 3&gt;, &lt;1, 4&gt;, &lt;2, 3&gt;, &lt;2, 4&gt;}</text:p>
            </text:list-item>
          </text:list>
        </text:list-item>
      </text:list>
      <text:list text:style-name="L11">
        <text:list-item>
          <text:p text:style-name="P34"><text:s/><text:span text:style-name="T13">Проекция</text:span></text:p>
        </text:list-item>
      </text:list>
      <text:list text:style-name="L12">
        <text:list-item>
          <text:p text:style-name="P35"><text:s/><text:span text:style-name="T13">Определение</text:span>: Выделение элементов по заданной оси или осям</text:p>
        </text:list-item>
        <text:list-item>
          <text:p text:style-name="P36"><text:s/><text:span text:style-name="T13">Обозначение</text:span>: прi</text:p>
        </text:list-item>
        <text:list-item>
          <text:p text:style-name="P36"><text:s/><text:span text:style-name="T13">Пример</text:span>:</text:p>
          <text:list>
            <text:list-item>
              <text:p text:style-name="P36"><text:s/>Кортеж: &lt;1, 2, 3, 4&gt;</text:p>
            </text:list-item>
            <text:list-item>
              <text:p text:style-name="P36"><text:s/>пр1 = &lt;1&gt;</text:p>
            </text:list-item>
            <text:list-item>
              <text:p text:style-name="P37"><text:s/>пр1,2 = &lt;1, 2&gt;</text:p>
            </text:list-item>
          </text:list>
        </text:list-item>
      </text:list>
      <text:p text:style-name="P14"><text:span text:style-name="T12">Особенности реализации</text:span>:</text:p>
      <text:list text:style-name="L13">
        <text:list-item>
          <text:p text:style-name="P38"><text:s/><text:span text:style-name="T13">Предварительные условия:</text:span></text:p>
        </text:list-item>
      </text:list>
      <text:list text:style-name="L14">
        <text:list-item>
          <text:p text:style-name="P39"><text:s/>Исходные множества должны быть корректно сформированы</text:p>
        </text:list-item>
        <text:list-item>
          <text:p text:style-name="P40"><text:s/>Элементы графиков представлены целыми числами</text:p>
        </text:list-item>
        <text:list-item>
          <text:p text:style-name="P41"><text:s/><text:span text:style-name="T13">Формат вывода</text:span>: &lt;элемент1, элемент2&gt;</text:p>
        </text:list-item>
      </text:list>
      <text:list text:style-name="L15">
        <text:list-item>
          <text:p text:style-name="P42"><text:s/><text:span text:style-name="T13">Технические требования:</text:span></text:p>
        </text:list-item>
      </text:list>
      <text:list text:style-name="L16">
        <text:list-item>
          <text:p text:style-name="P43"><text:s/>Язык реализации: C++</text:p>
        </text:list-item>
        <text:list-item>
          <text:p text:style-name="P44"><text:s/>Проверка корректности входных данных</text:p>
        </text:list-item>
        <text:list-item>
          <text:p text:style-name="P45"><text:s/>Обработка особых случаев</text:p>
        </text:list-item>
      </text:list>
      <text:list text:style-name="L17">
        <text:list-item>
          <text:p text:style-name="P46"><text:s/>Структура данных:</text:p>
        </text:list-item>
      </text:list>
      <text:list text:style-name="L18">
        <text:list-item>
          <text:p text:style-name="P47"><text:s/>Использование векторов для хранения графиков</text:p>
        </text:list-item>
        <text:list-item>
          <text:p text:style-name="P48"><text:s/>Pairs для представления элементов графика</text:p>
        </text:list-item>
        <text:list-item>
          <text:p text:style-name="P49"><text:s/>Проверка на пустые множества</text:p>
        </text:list-item>
      </text:list>
      <text:p text:style-name="P50"><text:span text:style-name="T15"/></text:p>
      <text:p text:style-name="P51"/>
      <text:p text:style-name="P51">Алгоритм выполнения операций над <text:span text:style-name="T16">графиками </text:span><text:span text:style-name="T17">и кортежами</text:span>:</text:p>
      <text:list text:style-name="L19">
        <text:list-item>
          <text:p text:style-name="P52"><text:span text:style-name="T18">Задаем мощность графика </text:span><text:span text:style-name="T19">A(n)</text:span></text:p>
        </text:list-item>
        <text:list-item>
          <text:p text:style-name="P53"><text:span text:style-name="T19">Задаем мощность графика B(</text:span><text:span text:style-name="T20">m</text:span><text:span text:style-name="T19">)</text:span></text:p>
        </text:list-item>
        <text:list-item>
          <text:p text:style-name="P54"><text:span text:style-name="T19">Задаем мощность множества С</text:span><text:span text:style-name="T18">(k)</text:span></text:p>
        </text:list-item>
        <text:list-item>
          <text:p text:style-name="P55">Задаем мощность множества D(z)</text:p>
        </text:list-item>
        <text:list-item>
          <text:p text:style-name="P56">Вводим n пар графика A(n)</text:p>
          <text:list>
            <text:list-item>
              <text:p text:style-name="P56">Вводим пару &lt;x, y&gt; </text:p>
            </text:list-item>
            <text:list-item>
              <text:p text:style-name="P56">Выберем первую пару графика A</text:p>
              <text:list>
                <text:list-item>
                  <text:p text:style-name="P53"><text:span text:style-name="T19">Если пара графика А не последняя, то перейдем к пункту </text:span><text:span text:style-name="T20">5</text:span><text:span text:style-name="T19">.2.3</text:span></text:p>
                </text:list-item>
                <text:list-item>
                  <text:p text:style-name="P53"><text:span text:style-name="T19">Если пара графика А последняя, то перейдем к пункту </text:span><text:span text:style-name="T20">5.2.5</text:span></text:p>
                </text:list-item>
                <text:list-item>
                  <text:p text:style-name="P53"><text:span text:style-name="T19">Если элемент x не равен первому элементу пары и y не равен второму элементу пары, то переходим к пункту </text:span><text:span text:style-name="T20">5</text:span><text:span text:style-name="T19">.2.</text:span><text:span text:style-name="T21">7</text:span></text:p>
                </text:list-item>
                <text:list-item>
                  <text:p text:style-name="P53"><text:span text:style-name="T19">Выводим ошибку и повторяем ввод (переходим к пункту </text:span><text:span text:style-name="T20">5.</text:span><text:span text:style-name="T19">1)</text:span></text:p>
                </text:list-item>
                <text:list-item>
                  <text:p text:style-name="P57"><text:soft-page-break/><text:span text:style-name="T19">Если элемент x не равен первому элементу пары и y не равен второму элементу пары, то переходим к пункту </text:span><text:span text:style-name="T20">5</text:span><text:span text:style-name="T19">.</text:span><text:span text:style-name="T20">2.</text:span><text:span text:style-name="T21">8</text:span></text:p>
                </text:list-item>
                <text:list-item>
                  <text:p text:style-name="P57"><text:span text:style-name="T19">Выводим ошибку и повторяем ввод (переходим к пункту </text:span><text:span text:style-name="T20">5</text:span><text:span text:style-name="T19">.1)</text:span></text:p>
                </text:list-item>
                <text:list-item>
                  <text:p text:style-name="P57"><text:span text:style-name="T19">Берем следующую пару А и переходим к пункту </text:span><text:span text:style-name="T21">5.2.1</text:span></text:p>
                </text:list-item>
                <text:list-item>
                  <text:p text:style-name="P56">Добавляем пару в конец графика А</text:p>
                </text:list-item>
              </text:list>
            </text:list-item>
          </text:list>
        </text:list-item>
        <text:list-item>
          <text:p text:style-name="P53"><text:span text:style-name="T19">Вводим </text:span><text:span text:style-name="T20">m пар графика В(m)</text:span></text:p>
          <text:list>
            <text:list-item>
              <text:p text:style-name="P58">Вводим пару &lt;x, y&gt; </text:p>
            </text:list-item>
            <text:list-item>
              <text:p text:style-name="P59">Выберем первую пару графика В</text:p>
              <text:list>
                <text:list-item>
                  <text:p text:style-name="P60"><text:span text:style-name="T19">Если пара графика В не последняя, то перейдем к пункту </text:span><text:span text:style-name="T21">6</text:span><text:span text:style-name="T19">.2.3</text:span></text:p>
                </text:list-item>
                <text:list-item>
                  <text:p text:style-name="P60"><text:span text:style-name="T19">Если пара графика В последняя, то перейдем к пункту </text:span><text:span text:style-name="T21">6</text:span><text:span text:style-name="T20">.2.5</text:span></text:p>
                </text:list-item>
                <text:list-item>
                  <text:p text:style-name="P60"><text:span text:style-name="T19">Если элемент x не равен первому элементу пары и y не равен второму элементу пары, то переходим к пункту </text:span><text:span text:style-name="T21">6</text:span><text:span text:style-name="T19">.2.</text:span><text:span text:style-name="T21">7</text:span></text:p>
                </text:list-item>
                <text:list-item>
                  <text:p text:style-name="P60"><text:span text:style-name="T19">Выводим ошибку и повторяем ввод (переходим к пункту </text:span><text:span text:style-name="T21">6</text:span><text:span text:style-name="T20">.</text:span><text:span text:style-name="T19">1)</text:span></text:p>
                </text:list-item>
                <text:list-item>
                  <text:p text:style-name="P60"><text:span text:style-name="T19">Если элемент x не равен первому элементу пары и y не равен второму элементу пары, то переходим к пункту </text:span><text:span text:style-name="T21">6</text:span><text:span text:style-name="T19">.</text:span><text:span text:style-name="T20">2.</text:span><text:span text:style-name="T21">8</text:span></text:p>
                </text:list-item>
                <text:list-item>
                  <text:p text:style-name="P60"><text:span text:style-name="T19">Выводим ошибку и повторяем ввод (переходим к пункту </text:span><text:span text:style-name="T21">6</text:span><text:span text:style-name="T19">.1)</text:span></text:p>
                </text:list-item>
                <text:list-item>
                  <text:p text:style-name="P60"><text:span text:style-name="T19">Берем следующую пару В и переходим к пункту </text:span><text:span text:style-name="T21">6.2.1</text:span></text:p>
                </text:list-item>
                <text:list-item>
                  <text:p text:style-name="P59">Добавляем пару в конец графика В</text:p>
                </text:list-item>
              </text:list>
            </text:list-item>
          </text:list>
        </text:list-item>
        <text:list-item>
          <text:p text:style-name="P54"><text:span text:style-name="T19">Вводим </text:span><text:span text:style-name="T18">k элементов множества C</text:span></text:p>
          <text:list>
            <text:list-item>
              <text:p text:style-name="P55">Вводим элемент x</text:p>
            </text:list-item>
            <text:list-item>
              <text:p text:style-name="P55">Выберем первый элемент множества С</text:p>
              <text:list>
                <text:list-item>
                  <text:p text:style-name="P55">Если элемент не последний, то перейдем к пункту 7.2.3</text:p>
                </text:list-item>
                <text:list-item>
                  <text:p text:style-name="P54"><text:span text:style-name="T18">Если элемент последний, то перейдем к пункту </text:span><text:span text:style-name="T22">7.2.5</text:span></text:p>
                </text:list-item>
                <text:list-item>
                  <text:p text:style-name="P54"><text:span text:style-name="T18">Если элемент х не равен элементу множества, то перейдем к <text:s text:c="6"/>пункту 7.2.</text:span><text:span text:style-name="T21">7</text:span></text:p>
                </text:list-item>
                <text:list-item>
                  <text:p text:style-name="P55">Выводим ошибку и повторяем ввод (пункт 7.1)</text:p>
                </text:list-item>
                <text:list-item>
                  <text:p text:style-name="P61"><text:span text:style-name="T18">Если элемент х не равен элементу множества, то перейдем к <text:s text:c="6"/>пункту 7.</text:span><text:span text:style-name="T22">2.</text:span><text:span text:style-name="T21">8</text:span></text:p>
                </text:list-item>
                <text:list-item>
                  <text:p text:style-name="P62">Выводим ошибку и повторяем ввод (пункт 7.1)</text:p>
                </text:list-item>
                <text:list-item>
                  <text:p text:style-name="P62">Берем следующий элемент множества С</text:p>
                </text:list-item>
                <text:list-item>
                  <text:p text:style-name="P62">Добавляем элемент x в конец множества С</text:p>
                </text:list-item>
              </text:list>
            </text:list-item>
          </text:list>
        </text:list-item>
        <text:list-item>
          <text:p text:style-name="P61"><text:span text:style-name="T19">Вводим </text:span><text:span text:style-name="T22">z</text:span><text:span text:style-name="T18"> элементов множества </text:span><text:span text:style-name="T22">D</text:span></text:p>
          <text:list>
            <text:list-item>
              <text:p text:style-name="P63">Вводим элемент x</text:p>
            </text:list-item>
            <text:list-item>
              <text:p text:style-name="P64"><text:span text:style-name="T18">Выберем первый элемент множества </text:span><text:span text:style-name="T21">D</text:span></text:p>
              <text:list>
                <text:list-item>
                  <text:p text:style-name="P64"><text:span text:style-name="T18">Если элемент не последний, то перейдем к пункту </text:span><text:span text:style-name="T21">8</text:span><text:span text:style-name="T18">.2.3</text:span></text:p>
                </text:list-item>
                <text:list-item>
                  <text:p text:style-name="P64"><text:span text:style-name="T18">Если элемент последний, то перейдем к пункту </text:span><text:span text:style-name="T21">8</text:span><text:span text:style-name="T22">.2.5</text:span></text:p>
                </text:list-item>
                <text:list-item>
                  <text:p text:style-name="P64"><text:span text:style-name="T18">Если элемент х не равен элементу множества, то перейдем к <text:s text:c="6"/>пункту </text:span><text:span text:style-name="T21">8</text:span><text:span text:style-name="T18">.2.</text:span><text:span text:style-name="T21">7</text:span></text:p>
                </text:list-item>
                <text:list-item>
                  <text:p text:style-name="P64"><text:span text:style-name="T18">Выводим ошибку и повторяем ввод (пункт </text:span><text:span text:style-name="T21">8</text:span><text:span text:style-name="T18">.1)</text:span></text:p>
                </text:list-item>
                <text:list-item>
                  <text:p text:style-name="P64"><text:span text:style-name="T18">Если элемент х не равен элементу множества, то перейдем к <text:s text:c="6"/>пункту </text:span><text:span text:style-name="T21">8</text:span><text:span text:style-name="T18">.</text:span><text:span text:style-name="T22">2.</text:span><text:span text:style-name="T21">8</text:span></text:p>
                </text:list-item>
                <text:list-item>
                  <text:p text:style-name="P64"><text:span text:style-name="T22">Выводим ошибку и повторяем ввод (пункт </text:span><text:span text:style-name="T21">8</text:span><text:span text:style-name="T22">.1)</text:span></text:p>
                </text:list-item>
                <text:list-item>
                  <text:p text:style-name="P64"><text:span text:style-name="T22">Берем следующий элемент множества </text:span><text:span text:style-name="T21">D</text:span></text:p>
                </text:list-item>
                <text:list-item>
                  <text:p text:style-name="P64"><text:span text:style-name="T22">Добавляем элемент x в конец множества </text:span><text:span text:style-name="T21">D</text:span></text:p>
                </text:list-item>
              </text:list>
            </text:list-item>
          </text:list>
        </text:list-item>
        <text:list-item>
          <text:p text:style-name="P65">Найдем инверсию графиков:</text:p>
          <text:list>
            <text:list-item>
              <text:p text:style-name="P65">Найдем инверсию графика А</text:p>
              <text:list>
                <text:list-item>
                  <text:p text:style-name="P62">Создаем пустой график А’</text:p>
                </text:list-item>
                <text:list-item>
                  <text:p text:style-name="P62">Выберем первую пару графика А</text:p>
                  <text:list>
                    <text:list-item>
                      <text:p text:style-name="P66"><text:soft-page-break/>Запишем новую пару в график A’ где меняем первый и второй элемент местами</text:p>
                    </text:list-item>
                    <text:list-item>
                      <text:p text:style-name="P66">Если пара графика А не последняя, то перейдем к пункту <text:span text:style-name="T23">9.1.2.4</text:span></text:p>
                    </text:list-item>
                    <text:list-item>
                      <text:p text:style-name="P66">Если пара графика А последняя, то перейдем к пункту <text:span text:style-name="T23">9.1.2.5</text:span></text:p>
                    </text:list-item>
                    <text:list-item>
                      <text:p text:style-name="P66">Выберем следующую пару графика А и перейдем к <text:s text:c="12"/>пункту <text:span text:style-name="T23">9.1.2.1</text:span></text:p>
                    </text:list-item>
                    <text:list-item>
                      <text:p text:style-name="P66">Выведем все элементы графика A’</text:p>
                    </text:list-item>
                  </text:list>
                </text:list-item>
              </text:list>
            </text:list-item>
            <text:list-item>
              <text:p text:style-name="P65">Найдем инверсию графика В</text:p>
              <text:list>
                <text:list-item>
                  <text:p text:style-name="P62">Создаем пустой график В’</text:p>
                </text:list-item>
                <text:list-item>
                  <text:p text:style-name="P62">Выберем первую пару графика В</text:p>
                  <text:list>
                    <text:list-item>
                      <text:p text:style-name="P66">Запишем новую пару в график В’ где меняем первый и второй элемент местами</text:p>
                    </text:list-item>
                    <text:list-item>
                      <text:p text:style-name="P66">Если пара графика В не последняя, то перейдем к пункту <text:span text:style-name="T23">9.2.2.4</text:span></text:p>
                    </text:list-item>
                    <text:list-item>
                      <text:p text:style-name="P66">Если пара графика В последняя, то перейдем к пункту <text:span text:style-name="T23">9.2.2.5</text:span></text:p>
                    </text:list-item>
                    <text:list-item>
                      <text:p text:style-name="P66">Выберем следующую пару графика А и перейдем к <text:s text:c="12"/>пункту <text:span text:style-name="T23">9.2.2.1</text:span></text:p>
                    </text:list-item>
                    <text:list-item>
                      <text:p text:style-name="P66">Выведем все элементы графика В’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Найдем композицию:</text:p>
          <text:list>
            <text:list-item>
              <text:p text:style-name="P67">Найдем композицию <text:span text:style-name="T24">А•В</text:span></text:p>
              <text:list>
                <text:list-item>
                  <text:p text:style-name="P68"><text:span text:style-name="T25">Создадим пустой график К</text:span><text:span text:style-name="T26">1</text:span></text:p>
                </text:list-item>
                <text:list-item>
                  <text:p text:style-name="P69">Выберем первую пару графика А</text:p>
                </text:list-item>
                <text:list-item>
                  <text:p text:style-name="P69">Выберем первую пару графика В</text:p>
                </text:list-item>
                <text:list-item>
                  <text:p text:style-name="P68"><text:span text:style-name="T26">Если второй элемент графика А равен первому элементу графика В, то перейдем к пункту </text:span><text:span text:style-name="T27">10.1.1</text:span><text:span text:style-name="T28">2</text:span></text:p>
                </text:list-item>
                <text:list-item>
                  <text:p text:style-name="P68"><text:span text:style-name="T26">Переходим к пункту </text:span><text:span text:style-name="T27">10.1.</text:span><text:span text:style-name="T28">8</text:span></text:p>
                </text:list-item>
                <text:list-item>
                  <text:p text:style-name="P68"><text:span text:style-name="T26">Если пара графика А не последняя, то перейдем к пункту </text:span><text:span text:style-name="T27">10.1.11</text:span></text:p>
                </text:list-item>
                <text:list-item>
                  <text:p text:style-name="P68"><text:span text:style-name="T26">Если пара графика А последняя, то перейдем к пункту </text:span><text:span text:style-name="T28">10.1.14</text:span></text:p>
                </text:list-item>
                <text:list-item>
                  <text:p text:style-name="P70"><text:span text:style-name="T26">Если пара графика В не последняя, то перейдем к пункту </text:span><text:span text:style-name="T28">10.1.10</text:span></text:p>
                </text:list-item>
                <text:list-item>
                  <text:p text:style-name="P70"><text:span text:style-name="T26">Если пара графика В последняя, то перейдем к пункту </text:span><text:span text:style-name="T28">10.1.6</text:span></text:p>
                </text:list-item>
                <text:list-item>
                  <text:p text:style-name="P70"><text:span text:style-name="T26">Выберем следующую пару графика В и перейдем к пункту </text:span><text:span text:style-name="T28">10.1.4</text:span></text:p>
                </text:list-item>
                <text:list-item>
                  <text:p text:style-name="P70"><text:span text:style-name="T26">Выберем следующую пару графика А и перейдем к пункту </text:span><text:span text:style-name="T28">10.1.3</text:span></text:p>
                </text:list-item>
                <text:list-item>
                  <text:p text:style-name="P71">Создаем пару &lt;x, y&gt;</text:p>
                  <text:list>
                    <text:list-item>
                      <text:p text:style-name="P71">В х вписываем первый элемент пары А</text:p>
                    </text:list-item>
                    <text:list-item>
                      <text:p text:style-name="P71">В y вписываем второй элемент пары В</text:p>
                    </text:list-item>
                  </text:list>
                </text:list-item>
                <text:list-item>
                  <text:p text:style-name="P71">Проверяем пару, существовала ли она раньше</text:p>
                  <text:list>
                    <text:list-item>
                      <text:p text:style-name="P72"><text:span text:style-name="T19">Выберем первую пару графика К</text:span><text:span text:style-name="T29">1</text:span></text:p>
                      <text:list>
                        <text:list-item>
                          <text:p text:style-name="P72"><text:span text:style-name="T19">Если пара графика К</text:span><text:span text:style-name="T29">1</text:span><text:span text:style-name="T19"> не последняя, то перейдем к <text:s/>пункту </text:span><text:span text:style-name="T30">10.1.13.1.3</text:span></text:p>
                        </text:list-item>
                        <text:list-item>
                          <text:p text:style-name="P73"><text:span text:style-name="T19">Если пара графика К</text:span><text:span text:style-name="T29">1</text:span><text:span text:style-name="T19"> последняя, то перейдем к <text:s text:c="5"/>пункту </text:span><text:span text:style-name="T30">10.1.13.1.5</text:span></text:p>
                        </text:list-item>
                        <text:list-item>
                          <text:p text:style-name="P73"><text:span text:style-name="T19">Если элемент x не равен первому элементу пары и y не равен второму элементу пары, то переходим к пункту </text:span><text:span text:style-name="T30">10.1.13.1.</text:span><text:span text:style-name="T21">7</text:span></text:p>
                        </text:list-item>
                        <text:list-item>
                          <text:p text:style-name="P72">Удаляем пару &lt;<text:span text:style-name="T31">x, y&gt; <text:s/>и п</text:span><text:span text:style-name="T19">ереходим к пункту </text:span><text:span text:style-name="T29">10.1.</text:span><text:span text:style-name="T30">8</text:span></text:p>
                        </text:list-item>
                        <text:list-item>
                          <text:p text:style-name="P73"><text:span text:style-name="T19">Если элемент x не равен первому элементу пары и y не равен второму элементу пары, то переходим к пункту </text:span><text:span text:style-name="T30">10.1.13.1.</text:span><text:span text:style-name="T21">8</text:span></text:p>
                        </text:list-item>
                        <text:list-item>
                          <text:p text:style-name="P72"><text:span text:style-name="T19">Удаляем пару &lt;</text:span><text:span text:style-name="T29">x, y&gt; <text:s/>и п</text:span><text:span text:style-name="T19">ереходим к пункту </text:span><text:span text:style-name="T29">10.1.</text:span><text:span text:style-name="T30">8</text:span></text:p>
                        </text:list-item>
                        <text:list-item>
                          <text:p text:style-name="P72"><text:span text:style-name="T30">Берем следующую пару графика К</text:span><text:span text:style-name="T21">1 и переходим к <text:s text:c="12"/>пункту 10.1.13.1.1</text:span></text:p>
                        </text:list-item>
                        <text:list-item>
                          <text:p text:style-name="P72"><text:soft-page-break/><text:span text:style-name="T32">Добавляем пару в конец графика К</text:span><text:span text:style-name="T33">1 и переходим к пункту </text:span><text:span text:style-name="T34">10.1.8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4">Выводим график К1</text:p>
                </text:list-item>
              </text:list>
            </text:list-item>
            <text:list-item>
              <text:p text:style-name="P75">Найдем композицию <text:span text:style-name="T24">В•А</text:span></text:p>
              <text:list>
                <text:list-item>
                  <text:p text:style-name="P76"><text:span text:style-name="T25">Создадим пустой график К</text:span><text:span text:style-name="T35">2</text:span></text:p>
                </text:list-item>
                <text:list-item>
                  <text:p text:style-name="P77">Выберем первую пару графика В</text:p>
                </text:list-item>
                <text:list-item>
                  <text:p text:style-name="P77">Выберем первую пару графика А</text:p>
                </text:list-item>
                <text:list-item>
                  <text:p text:style-name="P76"><text:span text:style-name="T26">Если второй элемент графика В равен первому элементу графика А, то перейдем к пункту </text:span><text:span text:style-name="T27">10.</text:span><text:span text:style-name="T35">2</text:span><text:span text:style-name="T27">.1</text:span><text:span text:style-name="T28">2</text:span></text:p>
                </text:list-item>
                <text:list-item>
                  <text:p text:style-name="P76"><text:span text:style-name="T26">Переходим к пункту </text:span><text:span text:style-name="T27">10.</text:span><text:span text:style-name="T35">2</text:span><text:span text:style-name="T27">.</text:span><text:span text:style-name="T28">8</text:span></text:p>
                </text:list-item>
                <text:list-item>
                  <text:p text:style-name="P76"><text:span text:style-name="T26">Если пара графика В не последняя, то перейдем к пункту </text:span><text:span text:style-name="T27">10.</text:span><text:span text:style-name="T35">2</text:span><text:span text:style-name="T27">.11</text:span></text:p>
                </text:list-item>
                <text:list-item>
                  <text:p text:style-name="P76"><text:span text:style-name="T26">Если пара графика В последняя, то перейдем к пункту </text:span><text:span text:style-name="T28">10.</text:span><text:span text:style-name="T35">2</text:span><text:span text:style-name="T28">.14</text:span></text:p>
                </text:list-item>
                <text:list-item>
                  <text:p text:style-name="P76"><text:span text:style-name="T26">Если пара графика А не последняя, то перейдем к пункту </text:span><text:span text:style-name="T28">10.</text:span><text:span text:style-name="T35">2</text:span><text:span text:style-name="T28">.10</text:span></text:p>
                </text:list-item>
                <text:list-item>
                  <text:p text:style-name="P76"><text:span text:style-name="T26">Если пара графика А последняя, то перейдем к пункту </text:span><text:span text:style-name="T28">10.</text:span><text:span text:style-name="T35">2</text:span><text:span text:style-name="T28">.6</text:span></text:p>
                </text:list-item>
                <text:list-item>
                  <text:p text:style-name="P76"><text:span text:style-name="T26">Выберем следующую пару графика А и перейдем к пункту </text:span><text:span text:style-name="T28">10.</text:span><text:span text:style-name="T35">2</text:span><text:span text:style-name="T28">.4</text:span></text:p>
                </text:list-item>
                <text:list-item>
                  <text:p text:style-name="P76"><text:span text:style-name="T26">Выберем следующую пару графика В и перейдем к пункту </text:span><text:span text:style-name="T28">10.</text:span><text:span text:style-name="T35">2</text:span><text:span text:style-name="T28">.3</text:span></text:p>
                </text:list-item>
                <text:list-item>
                  <text:p text:style-name="P78">Создаем пару &lt;x, y&gt;</text:p>
                  <text:list>
                    <text:list-item>
                      <text:p text:style-name="P78">В х вписываем первый элемент пары В</text:p>
                    </text:list-item>
                    <text:list-item>
                      <text:p text:style-name="P78">В y вписываем второй элемент пары А</text:p>
                    </text:list-item>
                  </text:list>
                </text:list-item>
                <text:list-item>
                  <text:p text:style-name="P78">Проверяем пару, существовала ли она раньше</text:p>
                  <text:list>
                    <text:list-item>
                      <text:p text:style-name="P79"><text:span text:style-name="T19">Выберем первую пару графика К</text:span><text:span text:style-name="T36">2</text:span></text:p>
                      <text:list>
                        <text:list-item>
                          <text:p text:style-name="P80"><text:span text:style-name="T19">Если пара графика К</text:span><text:span text:style-name="T37">2</text:span><text:span text:style-name="T19"> не последняя, то перейдем к <text:s/>пункту </text:span><text:span text:style-name="T30">10.</text:span><text:span text:style-name="T37">2</text:span><text:span text:style-name="T30">.13.1.3</text:span></text:p>
                        </text:list-item>
                        <text:list-item>
                          <text:p text:style-name="P80"><text:span text:style-name="T19">Если пара графика К</text:span><text:span text:style-name="T37">2</text:span><text:span text:style-name="T19"> последняя, то перейдем к <text:s text:c="5"/>пункту </text:span><text:span text:style-name="T30">10.</text:span><text:span text:style-name="T37">2</text:span><text:span text:style-name="T30">.13.1.5</text:span></text:p>
                        </text:list-item>
                        <text:list-item>
                          <text:p text:style-name="P80"><text:span text:style-name="T19">Если элемент x не равен первому элементу пары и y не равен второму элементу пары, то переходим к пункту </text:span><text:span text:style-name="T30">10.</text:span><text:span text:style-name="T37">2</text:span><text:span text:style-name="T30">.13.1.</text:span><text:span text:style-name="T21">7</text:span></text:p>
                        </text:list-item>
                        <text:list-item>
                          <text:p text:style-name="P80">Удаляем пару &lt;<text:span text:style-name="T31">x, y&gt; <text:s/>и п</text:span><text:span text:style-name="T19">ереходим к пункту </text:span><text:span text:style-name="T29">10.</text:span><text:span text:style-name="T37">2</text:span><text:span text:style-name="T29">.</text:span><text:span text:style-name="T30">8</text:span></text:p>
                        </text:list-item>
                        <text:list-item>
                          <text:p text:style-name="P80"><text:span text:style-name="T19">Если элемент x не равен первому элементу пары и y не равен второму элементу пары, то переходим к пункту </text:span><text:span text:style-name="T30">10.</text:span><text:span text:style-name="T37">2</text:span><text:span text:style-name="T30">.13.1.</text:span><text:span text:style-name="T21">8</text:span></text:p>
                        </text:list-item>
                        <text:list-item>
                          <text:p text:style-name="P80"><text:span text:style-name="T19">Удаляем пару &lt;</text:span><text:span text:style-name="T29">x, y&gt; <text:s/>и п</text:span><text:span text:style-name="T19">ереходим к пункту </text:span><text:span text:style-name="T29">10.</text:span><text:span text:style-name="T37">2</text:span><text:span text:style-name="T29">.</text:span><text:span text:style-name="T30">8</text:span></text:p>
                        </text:list-item>
                        <text:list-item>
                          <text:p text:style-name="P80"><text:span text:style-name="T30">Берем следующую пару графика К</text:span><text:span text:style-name="T37">2</text:span><text:span text:style-name="T21"> и переходим к <text:s text:c="12"/>пункту 10.</text:span><text:span text:style-name="T37">2</text:span><text:span text:style-name="T21">.13.1.1</text:span></text:p>
                        </text:list-item>
                        <text:list-item>
                          <text:p text:style-name="P80"><text:span text:style-name="T38">Добавляем пару в конец графика К</text:span><text:span text:style-name="T39">2</text:span><text:span text:style-name="T40"> и переходим к пункту </text:span><text:span text:style-name="T41">10.</text:span><text:span text:style-name="T39">2</text:span><text:span text:style-name="T41">.8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33">Выводим график К</text:span><text:span text:style-name="T42">2</text:span></text:p>
                </text:list-item>
              </text:list>
            </text:list-item>
          </text:list>
        </text:list-item>
        <text:list-item>
          <text:p text:style-name="P81">Найдем декартово произведение:</text:p>
          <text:list>
            <text:list-item>
              <text:p text:style-name="P82"><text:span text:style-name="T42">Декартово произведение </text:span><text:span text:style-name="T43">C</text:span><text:span text:style-name="T44">х</text:span><text:span text:style-name="T43">D</text:span><text:span text:style-name="T42">:</text:span></text:p>
              <text:list>
                <text:list-item>
                  <text:p text:style-name="P76"><text:span text:style-name="T25">Создадим пустой график Д</text:span><text:span text:style-name="T26">1</text:span></text:p>
                </text:list-item>
                <text:list-item>
                  <text:p text:style-name="P77">Выберем первый элемент множества С</text:p>
                </text:list-item>
                <text:list-item>
                  <text:p text:style-name="P76"><text:span text:style-name="T26">Выберем первый элемент множества </text:span><text:span text:style-name="T45">D</text:span></text:p>
                </text:list-item>
                <text:list-item>
                  <text:p text:style-name="P76"><text:span text:style-name="T28">Переходим к пункту </text:span><text:span text:style-name="T35">11.1.11</text:span></text:p>
                </text:list-item>
                <text:list-item>
                  <text:p text:style-name="P76"><text:span text:style-name="T26">Если элемент множества </text:span><text:span text:style-name="T45">C</text:span><text:span text:style-name="T26"> не последний, то перейдем к <text:s text:c="11"/>пункту </text:span><text:span text:style-name="T27">1</text:span><text:span text:style-name="T46">1</text:span><text:span text:style-name="T27">.1.</text:span><text:span text:style-name="T46">3</text:span></text:p>
                </text:list-item>
                <text:list-item>
                  <text:p text:style-name="P76"><text:span text:style-name="T26">Если элемент множества </text:span><text:span text:style-name="T45">C</text:span><text:span text:style-name="T26"> последний, то перейдем к пункту </text:span><text:span text:style-name="T28">1</text:span><text:span text:style-name="T46">1.1.13</text:span></text:p>
                </text:list-item>
                <text:list-item>
                  <text:p text:style-name="P76"><text:span text:style-name="T26">Если элемент множества </text:span><text:span text:style-name="T45">D</text:span><text:span text:style-name="T26"> не последний, то перейдем к <text:s text:c="12"/>пункту </text:span><text:span text:style-name="T28">1</text:span><text:span text:style-name="T46">1</text:span><text:span text:style-name="T28">.1.</text:span><text:span text:style-name="T46">11</text:span></text:p>
                </text:list-item>
                <text:list-item>
                  <text:p text:style-name="P76"><text:span text:style-name="T26">Если элемент множества </text:span><text:span text:style-name="T45">D</text:span><text:span text:style-name="T26"> последний, то перейдем к <text:s/>пункту </text:span><text:span text:style-name="T28">1</text:span><text:span text:style-name="T46">1</text:span><text:span text:style-name="T28">.1.</text:span><text:span text:style-name="T46">9</text:span></text:p>
                </text:list-item>
                <text:list-item>
                  <text:p text:style-name="P76"><text:span text:style-name="T26">Выберем следующий элемент </text:span><text:span text:style-name="T46">C</text:span><text:span text:style-name="T26"> и перейдем к пункту </text:span><text:span text:style-name="T28">1</text:span><text:span text:style-name="T46">1</text:span><text:span text:style-name="T28">.1.</text:span><text:span text:style-name="T46">5</text:span></text:p>
                </text:list-item>
                <text:list-item>
                  <text:p text:style-name="P76"><text:soft-page-break/><text:span text:style-name="T26">Выберем следующий элемент </text:span><text:span text:style-name="T46">D</text:span><text:span text:style-name="T26"> и перейдем к пункту </text:span><text:span text:style-name="T28">1</text:span><text:span text:style-name="T46">1.1.7</text:span></text:p>
                </text:list-item>
                <text:list-item>
                  <text:p text:style-name="P78">Создаем пару &lt;x, y&gt;</text:p>
                  <text:list>
                    <text:list-item>
                      <text:p text:style-name="P76"><text:span text:style-name="T27">В х вписываем текущий элемент множества </text:span><text:span text:style-name="T45">C</text:span></text:p>
                    </text:list-item>
                    <text:list-item>
                      <text:p text:style-name="P76"><text:span text:style-name="T27">В y вписываем текущий элемент множества </text:span><text:span text:style-name="T45">D</text:span></text:p>
                    </text:list-item>
                  </text:list>
                </text:list-item>
                <text:list-item>
                  <text:p text:style-name="P79"><text:span text:style-name="T34">Добавляем пару &lt;</text:span><text:span text:style-name="T47">x, y&gt; в конец графика Д1 и переходим к <text:s text:c="6"/>пункту 11.1.10</text:span></text:p>
                </text:list-item>
                <text:list-item>
                  <text:p text:style-name="P83">Выводим график Д1</text:p>
                </text:list-item>
              </text:list>
            </text:list-item>
            <text:list-item>
              <text:p text:style-name="P84"><text:span text:style-name="T42">Декартово произведение </text:span><text:span text:style-name="T43">D</text:span><text:span text:style-name="T44">х</text:span><text:span text:style-name="T43">C</text:span><text:span text:style-name="T42">:</text:span></text:p>
              <text:list>
                <text:list-item>
                  <text:p text:style-name="P85"><text:span text:style-name="T25">Создадим пустой график Д</text:span><text:span text:style-name="T46">2</text:span></text:p>
                </text:list-item>
                <text:list-item>
                  <text:p text:style-name="P85"><text:span text:style-name="T26">Выберем первый элемент множества </text:span><text:span text:style-name="T46">D</text:span></text:p>
                </text:list-item>
                <text:list-item>
                  <text:p text:style-name="P85"><text:span text:style-name="T26">Выберем первый элемент множества </text:span><text:span text:style-name="T46">C</text:span></text:p>
                </text:list-item>
                <text:list-item>
                  <text:p text:style-name="P85"><text:span text:style-name="T28">Переходим к пункту </text:span><text:span text:style-name="T35">11.</text:span><text:span text:style-name="T46">2</text:span><text:span text:style-name="T35">.11</text:span></text:p>
                </text:list-item>
                <text:list-item>
                  <text:p text:style-name="P85"><text:span text:style-name="T26">Если элемент множества </text:span><text:span text:style-name="T46">D</text:span><text:span text:style-name="T26"> не последний, то перейдем к <text:s text:c="11"/>пункту </text:span><text:span text:style-name="T27">1</text:span><text:span text:style-name="T46">1</text:span><text:span text:style-name="T27">.1.</text:span><text:span text:style-name="T46">3</text:span></text:p>
                </text:list-item>
                <text:list-item>
                  <text:p text:style-name="P85"><text:span text:style-name="T26">Если элемент множества </text:span><text:span text:style-name="T46">D</text:span><text:span text:style-name="T26"> последний, то перейдем к пункту </text:span><text:span text:style-name="T28">1</text:span><text:span text:style-name="T46">1.2.13</text:span></text:p>
                </text:list-item>
                <text:list-item>
                  <text:p text:style-name="P85"><text:span text:style-name="T26">Если элемент множества </text:span><text:span text:style-name="T46">C</text:span><text:span text:style-name="T26"> не последний, то перейдем к <text:s text:c="12"/>пункту </text:span><text:span text:style-name="T28">1</text:span><text:span text:style-name="T46">1</text:span><text:span text:style-name="T28">.</text:span><text:span text:style-name="T46">2</text:span><text:span text:style-name="T28">.</text:span><text:span text:style-name="T46">11</text:span></text:p>
                </text:list-item>
                <text:list-item>
                  <text:p text:style-name="P85"><text:span text:style-name="T26">Если элемент множества </text:span><text:span text:style-name="T46">C</text:span><text:span text:style-name="T26"> последний, то перейдем к <text:s/>пункту </text:span><text:span text:style-name="T28">1</text:span><text:span text:style-name="T46">1</text:span><text:span text:style-name="T28">.</text:span><text:span text:style-name="T46">2</text:span><text:span text:style-name="T28">.</text:span><text:span text:style-name="T46">9</text:span></text:p>
                </text:list-item>
                <text:list-item>
                  <text:p text:style-name="P85"><text:span text:style-name="T26">Выберем следующий элемент </text:span><text:span text:style-name="T46">D</text:span><text:span text:style-name="T26"> и перейдем к пункту </text:span><text:span text:style-name="T28">1</text:span><text:span text:style-name="T46">1</text:span><text:span text:style-name="T28">.</text:span><text:span text:style-name="T46">2</text:span><text:span text:style-name="T28">.</text:span><text:span text:style-name="T46">5</text:span></text:p>
                </text:list-item>
                <text:list-item>
                  <text:p text:style-name="P85"><text:span text:style-name="T26">Выберем следующий элемент </text:span><text:span text:style-name="T46">C</text:span><text:span text:style-name="T26"> и перейдем к пункту </text:span><text:span text:style-name="T28">1</text:span><text:span text:style-name="T46">1.2.7</text:span></text:p>
                </text:list-item>
                <text:list-item>
                  <text:p text:style-name="P86">Создаем пару &lt;x, y&gt;</text:p>
                  <text:list>
                    <text:list-item>
                      <text:p text:style-name="P85"><text:span text:style-name="T27">В х вписываем текущий элемент множества </text:span><text:span text:style-name="T46">D</text:span></text:p>
                    </text:list-item>
                    <text:list-item>
                      <text:p text:style-name="P85"><text:span text:style-name="T27">В y вписываем текущий элемент множества </text:span><text:span text:style-name="T46">C</text:span></text:p>
                    </text:list-item>
                  </text:list>
                </text:list-item>
                <text:list-item>
                  <text:p text:style-name="P87"><text:span text:style-name="T34">Добавляем пару &lt;</text:span><text:span text:style-name="T47">x, y&gt; в конец графика Д2 и переходим к <text:s text:c="6"/>пункту 11.2.10</text:span></text:p>
                </text:list-item>
                <text:list-item>
                  <text:p text:style-name="P87"><text:span text:style-name="T33">Выводим график Д</text:span><text:span text:style-name="T47">2</text:span></text:p>
                </text:list-item>
              </text:list>
            </text:list-item>
          </text:list>
        </text:list-item>
        <text:list-item>
          <text:p text:style-name="P88">Найдем проекции графиков:</text:p>
          <text:list>
            <text:list-item>
              <text:p text:style-name="P88">Проекция графика А на 1</text:p>
              <text:list>
                <text:list-item>
                  <text:p text:style-name="P89">Создаем пустое множество ПА1</text:p>
                </text:list-item>
                <text:list-item>
                  <text:p text:style-name="P89">Выберем первую пару графика А</text:p>
                </text:list-item>
                <text:list-item>
                  <text:p text:style-name="P87"><text:span text:style-name="T47">Если пара графика А не последняя, то переходим к пункту </text:span><text:span text:style-name="T48">12.1.5</text:span></text:p>
                </text:list-item>
                <text:list-item>
                  <text:p text:style-name="P90">Если пара графика А последняя, то переходим к пункту 12.1.8</text:p>
                </text:list-item>
                <text:list-item>
                  <text:p text:style-name="P90">Выбираем первый элемент текущей пары и обозначаем его за x</text:p>
                </text:list-item>
                <text:list-item>
                  <text:p text:style-name="P90">Делаем проверку на повторение элементов:</text:p>
                  <text:list>
                    <text:list-item>
                      <text:p text:style-name="P91"><text:span text:style-name="T18">Выберем первый элемент множества ПА</text:span><text:span text:style-name="T49">1</text:span></text:p>
                      <text:list>
                        <text:list-item>
                          <text:p text:style-name="P91"><text:span text:style-name="T18">Если элемент не последний, то перейдем к <text:s text:c="16"/>пункту </text:span><text:span text:style-name="T49">12.1.6.1</text:span><text:span text:style-name="T18">.3</text:span></text:p>
                        </text:list-item>
                        <text:list-item>
                          <text:p text:style-name="P91"><text:span text:style-name="T18">Если элемент последний, то перейдем к пункту </text:span><text:span text:style-name="T49">12.1.6.1</text:span><text:span text:style-name="T18">.</text:span><text:span text:style-name="T49">5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1.6.1</text:span><text:span text:style-name="T18">.</text:span><text:span text:style-name="T49">7</text:span></text:p>
                        </text:list-item>
                        <text:list-item>
                          <text:p text:style-name="P91"><text:span text:style-name="T18">Переходим к пункту </text:span><text:span text:style-name="T49">12.1.7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1.6.1</text:span><text:span text:style-name="T18">.</text:span><text:span text:style-name="T49">8</text:span></text:p>
                        </text:list-item>
                        <text:list-item>
                          <text:p text:style-name="P91"><text:span text:style-name="T22">Переходим к пункту </text:span><text:span text:style-name="T49">12.1.7</text:span></text:p>
                        </text:list-item>
                        <text:list-item>
                          <text:p text:style-name="P91"><text:span text:style-name="T22">Берем следующий элемент множества ПА</text:span><text:span text:style-name="T49">1 и переходим к пункту 12.1.6.1.1</text:span></text:p>
                        </text:list-item>
                        <text:list-item>
                          <text:p text:style-name="P91"><text:span text:style-name="T22">Добавляем элемент x в конец множества ПА</text:span><text:span text:style-name="T49">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>Берем следующую пару графика А и переходим к пункту 12.1.3</text:p>
                </text:list-item>
                <text:list-item>
                  <text:p text:style-name="P90">Выводим множество ПА1</text:p>
                </text:list-item>
              </text:list>
            </text:list-item>
            <text:list-item>
              <text:p text:style-name="P84"><text:soft-page-break/><text:span text:style-name="T48">Проекция графика А на 2</text:span></text:p>
              <text:list>
                <text:list-item>
                  <text:p text:style-name="P92"><text:span text:style-name="T47">Создаем пустое множество ПА</text:span><text:span text:style-name="T48">2</text:span></text:p>
                </text:list-item>
                <text:list-item>
                  <text:p text:style-name="P93">Выберем первую пару графика А</text:p>
                </text:list-item>
                <text:list-item>
                  <text:p text:style-name="P92"><text:span text:style-name="T47">Если пара графика А не последняя, то переходим к пункту </text:span><text:span text:style-name="T48">12.2.5</text:span></text:p>
                </text:list-item>
                <text:list-item>
                  <text:p text:style-name="P94">Если пара графика А последняя, то переходим к пункту 12.2.8</text:p>
                </text:list-item>
                <text:list-item>
                  <text:p text:style-name="P94">Выбираем второй элемент текущей пары и обозначаем его за x</text:p>
                </text:list-item>
                <text:list-item>
                  <text:p text:style-name="P94">Делаем проверку на повторение элементов:</text:p>
                  <text:list>
                    <text:list-item>
                      <text:p text:style-name="P91"><text:span text:style-name="T18">Выберем первый элемент множества ПА</text:span><text:span text:style-name="T49">2</text:span></text:p>
                      <text:list>
                        <text:list-item>
                          <text:p text:style-name="P91"><text:span text:style-name="T18">Если элемент не последний, то перейдем к <text:s text:c="16"/>пункту </text:span><text:span text:style-name="T49">12.2.6.1</text:span><text:span text:style-name="T18">.3</text:span></text:p>
                        </text:list-item>
                        <text:list-item>
                          <text:p text:style-name="P91"><text:span text:style-name="T18">Если элемент последний, то перейдем к пункту </text:span><text:span text:style-name="T49">12.2.6.1</text:span><text:span text:style-name="T18">.</text:span><text:span text:style-name="T49">5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2.6.1</text:span><text:span text:style-name="T18">.</text:span><text:span text:style-name="T49">7</text:span></text:p>
                        </text:list-item>
                        <text:list-item>
                          <text:p text:style-name="P91"><text:span text:style-name="T18">Переходим к пункту </text:span><text:span text:style-name="T49">12.2.7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2.6.1</text:span><text:span text:style-name="T18">.</text:span><text:span text:style-name="T49">8</text:span></text:p>
                        </text:list-item>
                        <text:list-item>
                          <text:p text:style-name="P91"><text:span text:style-name="T22">Переходим к пункту </text:span><text:span text:style-name="T49">12.2.7</text:span></text:p>
                        </text:list-item>
                        <text:list-item>
                          <text:p text:style-name="P91"><text:span text:style-name="T22">Берем следующий элемент множества ПА</text:span><text:span text:style-name="T49">2 и переходим к пункту 12.2.6.1.1</text:span></text:p>
                        </text:list-item>
                        <text:list-item>
                          <text:p text:style-name="P91"><text:span text:style-name="T22">Добавляем элемент x в конец множества ПА</text:span><text:span text:style-name="T49">2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Берем следующую пару графика А и переходим к пункту 12.2.3</text:p>
                </text:list-item>
                <text:list-item>
                  <text:p text:style-name="P94">Выводим множество ПА2</text:p>
                </text:list-item>
              </text:list>
            </text:list-item>
            <text:list-item>
              <text:p text:style-name="P95">Проекция графика В на 1</text:p>
              <text:list>
                <text:list-item>
                  <text:p text:style-name="P93">Создаем пустое множество ПВ1</text:p>
                </text:list-item>
                <text:list-item>
                  <text:p text:style-name="P93">Выберем первую пару графика В</text:p>
                </text:list-item>
                <text:list-item>
                  <text:p text:style-name="P92"><text:span text:style-name="T47">Если пара графика В не последняя, то переходим к пункту </text:span><text:span text:style-name="T48">12.3.5</text:span></text:p>
                </text:list-item>
                <text:list-item>
                  <text:p text:style-name="P94">Если пара графика В последняя, то переходим к пункту 12.3.8</text:p>
                </text:list-item>
                <text:list-item>
                  <text:p text:style-name="P94">Выбираем первый элемент текущей пары и обозначаем его за x</text:p>
                </text:list-item>
                <text:list-item>
                  <text:p text:style-name="P94">Делаем проверку на повторение элементов:</text:p>
                  <text:list>
                    <text:list-item>
                      <text:p text:style-name="P91"><text:span text:style-name="T18">Выберем первый элемент множества ПВ</text:span><text:span text:style-name="T49">1</text:span></text:p>
                      <text:list>
                        <text:list-item>
                          <text:p text:style-name="P91"><text:span text:style-name="T18">Если элемент не последний, то перейдем к <text:s text:c="16"/>пункту </text:span><text:span text:style-name="T49">12.3.6.1</text:span><text:span text:style-name="T18">.3</text:span></text:p>
                        </text:list-item>
                        <text:list-item>
                          <text:p text:style-name="P91"><text:span text:style-name="T18">Если элемент последний, то перейдем к пункту </text:span><text:span text:style-name="T49">12.3.6.1</text:span><text:span text:style-name="T18">.</text:span><text:span text:style-name="T49">5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3.6.1</text:span><text:span text:style-name="T18">.</text:span><text:span text:style-name="T49">7</text:span></text:p>
                        </text:list-item>
                        <text:list-item>
                          <text:p text:style-name="P91"><text:span text:style-name="T18">Переходим к пункту </text:span><text:span text:style-name="T49">12.3.7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3.6.1</text:span><text:span text:style-name="T18">.</text:span><text:span text:style-name="T49">8</text:span></text:p>
                        </text:list-item>
                        <text:list-item>
                          <text:p text:style-name="P91"><text:span text:style-name="T22">Переходим к пункту </text:span><text:span text:style-name="T49">12.3.7</text:span></text:p>
                        </text:list-item>
                        <text:list-item>
                          <text:p text:style-name="P91"><text:span text:style-name="T22">Берем следующий элемент множества ПВ</text:span><text:span text:style-name="T49">1 и переходим к пункту 12.3.6.1.1</text:span></text:p>
                        </text:list-item>
                        <text:list-item>
                          <text:p text:style-name="P91"><text:span text:style-name="T22">Добавляем элемент x в конец множества ПВ</text:span><text:span text:style-name="T49">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Берем следующую пару графика В и переходим к пункту 12.3.3</text:p>
                </text:list-item>
                <text:list-item>
                  <text:p text:style-name="P94">Выводим множество ПВ1</text:p>
                </text:list-item>
              </text:list>
            </text:list-item>
            <text:list-item>
              <text:p text:style-name="P96">Проекция графика В на 2</text:p>
              <text:list>
                <text:list-item>
                  <text:p text:style-name="P92"><text:span text:style-name="T47">Создаем пустое множество ПВ</text:span><text:span text:style-name="T48">2</text:span></text:p>
                </text:list-item>
                <text:list-item>
                  <text:p text:style-name="P93">Выберем первую пару графика В</text:p>
                </text:list-item>
                <text:list-item>
                  <text:p text:style-name="P92"><text:span text:style-name="T47">Если пара графика В не последняя, то переходим к пункту </text:span><text:span text:style-name="T48">12.4.5</text:span></text:p>
                </text:list-item>
                <text:list-item>
                  <text:p text:style-name="P94">Если пара графика В последняя, то переходим к пункту 12.4.8</text:p>
                </text:list-item>
                <text:list-item>
                  <text:p text:style-name="P92"><text:soft-page-break/><text:span text:style-name="T48">Выбираем второй элемент текущей пары и обозначаем его за x</text:span></text:p>
                </text:list-item>
                <text:list-item>
                  <text:p text:style-name="P94">Делаем проверку на повторение элементов:</text:p>
                  <text:list>
                    <text:list-item>
                      <text:p text:style-name="P91"><text:span text:style-name="T18">Выберем первый элемент множества ПВ</text:span><text:span text:style-name="T49">2</text:span></text:p>
                      <text:list>
                        <text:list-item>
                          <text:p text:style-name="P91"><text:span text:style-name="T18">Если элемент не последний, то перейдем к <text:s text:c="16"/>пункту </text:span><text:span text:style-name="T49">12.4.6.1</text:span><text:span text:style-name="T18">.3</text:span></text:p>
                        </text:list-item>
                        <text:list-item>
                          <text:p text:style-name="P91"><text:span text:style-name="T18">Если элемент последний, то перейдем к пункту </text:span><text:span text:style-name="T49">12.4.6.1</text:span><text:span text:style-name="T18">.</text:span><text:span text:style-name="T49">5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4.6.1</text:span><text:span text:style-name="T18">.</text:span><text:span text:style-name="T49">7</text:span></text:p>
                        </text:list-item>
                        <text:list-item>
                          <text:p text:style-name="P91"><text:span text:style-name="T18">Переходим к пункту </text:span><text:span text:style-name="T49">12.4.7</text:span></text:p>
                        </text:list-item>
                        <text:list-item>
                          <text:p text:style-name="P91"><text:span text:style-name="T18">Если элемент х не равен элементу множества, то перейдем к пункту </text:span><text:span text:style-name="T49">12.4.6.1</text:span><text:span text:style-name="T18">.</text:span><text:span text:style-name="T49">8</text:span></text:p>
                        </text:list-item>
                        <text:list-item>
                          <text:p text:style-name="P91"><text:span text:style-name="T22">Переходим к пункту </text:span><text:span text:style-name="T49">12.4.7</text:span></text:p>
                        </text:list-item>
                        <text:list-item>
                          <text:p text:style-name="P91"><text:span text:style-name="T22">Берем следующий элемент множества ПВ</text:span><text:span text:style-name="T49">2 и переходим к пункту 12.4.6.1.1</text:span></text:p>
                        </text:list-item>
                        <text:list-item>
                          <text:p text:style-name="P91"><text:span text:style-name="T22">Добавляем элемент x в конец множества ПВ</text:span><text:span text:style-name="T49">2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Берем следующую пару графика В и переходим к пункту 12.4.3</text:p>
                </text:list-item>
                <text:list-item>
                  <text:p text:style-name="P97">Выводим множество ПВ2</text:p>
                </text:list-item>
              </text:list>
            </text:list-item>
          </text:list>
        </text:list-item>
      </text:list>
      <text:p text:style-name="P98"/>
      <text:p text:style-name="P99"><text:span text:style-name="T50">Вывод</text:span>:<text:line-break/>В результате работы:</text:p>
      <text:list text:style-name="L20">
        <text:list-item>
          <text:p text:style-name="P100">Разработаны алгоритмы основных операций над графиками</text:p>
        </text:list-item>
        <text:list-item>
          <text:p text:style-name="P101">Реализованы все операции на языке C++</text:p>
        </text:list-item>
        <text:list-item>
          <text:p text:style-name="P101">Обеспечена корректная обработка различных входных данных</text:p>
        </text:list-item>
        <text:list-item>
          <text:p text:style-name="P102">Создан универсальный инструментарий для работы с графиками</text:p>
        </text:list-item>
      </text:list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wiss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2" fo:font-size="14pt" fo:language="ru" fo:country="RU" style:letter-kerning="false" style:font-name-asian="Calibri" style:font-size-asian="14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Times New Roman2" fo:font-size="14pt" fo:language="ru" fo:country="RU" style:letter-kerning="false" style:font-name-asian="Calibri" style:font-size-asian="14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Отчет" style:next-style-name="Отчет" style:class="text">
      <style:paragraph-properties fo:margin-top="0in" fo:margin-bottom="0.1665in" style:contextual-spacing="false" fo:text-align="start" style:justify-single-word="false"/>
      <style:text-properties fo:font-weight="bold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Отчет" style:family="paragraph" style:parent-style-name="Standard" loext:linked-style-name="Отчет_20_Знак">
      <style:paragraph-properties fo:margin-top="0in" fo:margin-bottom="0.111in" style:contextual-spacing="false" fo:line-height="0.2in" fo:text-align="justify" style:justify-single-word="false" fo:text-indent="0.4925in" style:auto-text-indent="false"/>
      <style:text-properties style:font-name-asian="Calibri" style:font-family-asian="Calibri" style:font-family-generic-asian="system" style:font-pitch-asian="variable" style:font-name-complex="Times New Roman4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Код" style:family="paragraph" style:parent-style-name="Отчет">
      <style:paragraph-properties fo:margin-top="0in" fo:margin-bottom="0.028in" style:contextual-spacing="false" fo:text-align="start" style:justify-single-word="false" fo:text-indent="0in" style:auto-text-indent="false"/>
      <style:text-properties style:font-name="Courier New" fo:font-family="'Courier New'" style:font-pitch="variable" fo:font-size="10pt" style:font-size-asian="10pt"/>
    </style:style>
    <style:style style:name="Drawing" style:family="paragraph" style:parent-style-name="Отчет" loext:linked-style-name="Рисунок_20_Знак" style:class="extra">
      <style:paragraph-properties fo:text-align="center" style:justify-single-word="false" fo:text-indent="0in" style:auto-text-indent="false"/>
    </style:style>
    <style:style style:name="Default_20_Paragraph_20_Font" style:display-name="Default Paragraph Font" style:family="text"/>
    <style:style style:name="Отчет_20_Знак" style:display-name="Отчет Знак" style:family="text" style:parent-style-name="Default_20_Paragraph_20_Font" loext:linked-style-name="Отчет">
      <style:text-properties style:font-name-asian="Calibri" style:font-family-asian="Calibri" style:font-family-generic-asian="system" style:font-pitch-asian="variable" style:font-name-complex="Times New Roman4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Рисунок_20_Знак" style:display-name="Рисунок Знак" style:family="text" style:parent-style-name="Отчет_20_Знак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1" fo:font-family="'Times New Roman'" style:font-pitch="variable"/>
    </style:style>
    <style:style style:name="ListLabel_20_4" style:display-name="ListLabel 4" style:family="text">
      <style:text-properties style:font-name="Times New Roman2" fo:font-family="'Times New Roman'" style:font-family-generic="roman" style:font-pitch="variable"/>
    </style:style>
    <style:style style:name="ListLabel_20_5" style:display-name="ListLabel 5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1" fo:font-family="'Times New Roman'" style:font-pitch="variable"/>
    </style:style>
    <style:style style:name="ListLabel_20_7" style:display-name="ListLabel 7" style:family="text">
      <style:text-properties style:font-name="Times New Roman2" fo:font-family="'Times New Roman'" style:font-family-generic="roman" style:font-pitch="variable"/>
    </style:style>
    <style:style style:name="ListLabel_20_8" style:display-name="ListLabel 8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1" fo:font-family="'Times New Roman'" style:font-pitch="variable"/>
    </style:style>
    <style:style style:name="ListLabel_20_10" style:display-name="ListLabel 10" style:family="text">
      <style:text-properties style:font-name="Times New Roman2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1" fo:font-family="'Times New Roman'" style:font-pitch="variable"/>
    </style:style>
    <style:style style:name="ListLabel_20_13" style:display-name="ListLabel 13" style:family="text">
      <style:text-properties style:font-name="Times New Roman2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1" fo:font-family="'Times New Roman'" style:font-pitch="variable"/>
    </style:style>
    <style:style style:name="ListLabel_20_16" style:display-name="ListLabel 16" style:family="text">
      <style:text-properties style:font-name="Times New Roman2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pitch="variable"/>
    </style:style>
    <style:style style:name="ListLabel_20_19" style:display-name="ListLabel 19" style:family="text">
      <style:text-properties style:font-name="Times New Roman2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1" fo:font-family="'Times New Roman'" style:font-pitch="variable"/>
    </style:style>
    <style:style style:name="ListLabel_20_22" style:display-name="ListLabel 22" style:family="text">
      <style:text-properties style:font-name="Times New Roman2" fo:font-family="'Times New Roman'" style:font-family-generic="roman" style:font-pitch="variable"/>
    </style:style>
    <style:style style:name="ListLabel_20_23" style:display-name="ListLabel 23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1" fo:font-family="'Times New Roman'" style:font-pitch="variable"/>
    </style:style>
    <style:style style:name="ListLabel_20_25" style:display-name="ListLabel 25" style:family="text">
      <style:text-properties style:font-name="Times New Roman2" fo:font-family="'Times New Roman'" style:font-family-generic="roman" style:font-pitch="variable"/>
    </style:style>
    <style:style style:name="ListLabel_20_26" style:display-name="ListLabel 26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1" fo:font-family="'Times New Roman'" style:font-pitch="variable"/>
    </style:style>
    <style:style style:name="ListLabel_20_28" style:display-name="ListLabel 28" style:family="text">
      <style:text-properties style:font-name="Times New Roman2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Times New Roman1" fo:font-family="'Times New Roman'" style:font-pitch="variable"/>
    </style:style>
    <style:style style:name="ListLabel_20_31" style:display-name="ListLabel 31" style:family="text">
      <style:text-properties style:font-name="Times New Roman2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Times New Roman1" fo:font-family="'Times New Roman'" style:font-pitch="variable"/>
    </style:style>
    <style:style style:name="ListLabel_20_34" style:display-name="ListLabel 34" style:family="text">
      <style:text-properties style:font-name="Times New Roman2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Times New Roman1" fo:font-family="'Times New Roman'" style:font-pitch="variable"/>
    </style:style>
    <style:style style:name="ListLabel_20_37" style:display-name="ListLabel 37" style:family="text">
      <style:text-properties style:font-name="Times New Roman3" fo:font-family="'Times New Roman'" style:font-family-generic="swiss" style:font-pitch="variable"/>
    </style:style>
    <style:style style:name="ListLabel_20_38" style:display-name="ListLabel 38" style:family="text">
      <style:text-properties style:font-name="Times New Roman3" fo:font-family="'Times New Roman'" style:font-family-generic="swiss" style:font-pitch="variable"/>
    </style:style>
    <style:style style:name="ListLabel_20_39" style:display-name="ListLabel 39" style:family="text">
      <style:text-properties style:font-name="Times New Roman3" fo:font-family="'Times New Roman'" style:font-family-generic="swiss" style:font-pitch="variable"/>
    </style:style>
    <style:style style:name="ListLabel_20_40" style:display-name="ListLabel 40" style:family="text">
      <style:text-properties style:font-name="Times New Roman3" fo:font-family="'Times New Roman'" style:font-family-generic="swiss" style:font-pitch="variable"/>
    </style:style>
    <style:style style:name="ListLabel_20_41" style:display-name="ListLabel 41" style:family="text">
      <style:text-properties style:font-name="Times New Roman3" fo:font-family="'Times New Roman'" style:font-family-generic="swiss" style:font-pitch="variable"/>
    </style:style>
    <style:style style:name="ListLabel_20_42" style:display-name="ListLabel 42" style:family="text">
      <style:text-properties style:font-name="Times New Roman3" fo:font-family="'Times New Roman'" style:font-family-generic="swiss" style:font-pitch="variable"/>
    </style:style>
    <style:style style:name="ListLabel_20_43" style:display-name="ListLabel 43" style:family="text">
      <style:text-properties style:font-name="Times New Roman3" fo:font-family="'Times New Roman'" style:font-family-generic="swiss" style:font-pitch="variable"/>
    </style:style>
    <style:style style:name="ListLabel_20_44" style:display-name="ListLabel 44" style:family="text">
      <style:text-properties style:font-name="Times New Roman3" fo:font-family="'Times New Roman'" style:font-family-generic="swiss" style:font-pitch="variable"/>
    </style:style>
    <style:style style:name="ListLabel_20_45" style:display-name="ListLabel 45" style:family="text">
      <style:text-properties style:font-name="Times New Roman3" fo:font-family="'Times New Roman'" style:font-family-generic="swiss" style:font-pitch="variable"/>
    </style:style>
    <style:style style:name="ListLabel_20_46" style:display-name="ListLabel 46" style:family="text">
      <style:text-properties style:font-name="Times New Roman3" fo:font-family="'Times New Roman'" style:font-family-generic="swiss" style:font-pitch="variable"/>
    </style:style>
    <style:style style:name="ListLabel_20_47" style:display-name="ListLabel 47" style:family="text">
      <style:text-properties style:font-name="Times New Roman3" fo:font-family="'Times New Roman'" style:font-family-generic="swiss" style:font-pitch="variable"/>
    </style:style>
    <style:style style:name="ListLabel_20_48" style:display-name="ListLabel 48" style:family="text">
      <style:text-properties style:font-name="Times New Roman3" fo:font-family="'Times New Roman'" style:font-family-generic="swiss" style:font-pitch="variable"/>
    </style:style>
    <style:style style:name="ListLabel_20_49" style:display-name="ListLabel 49" style:family="text">
      <style:text-properties style:font-name="Times New Roman3" fo:font-family="'Times New Roman'" style:font-family-generic="swiss" style:font-pitch="variable"/>
    </style:style>
    <style:style style:name="ListLabel_20_50" style:display-name="ListLabel 50" style:family="text">
      <style:text-properties style:font-name="Times New Roman3" fo:font-family="'Times New Roman'" style:font-family-generic="swiss" style:font-pitch="variable"/>
    </style:style>
    <style:style style:name="ListLabel_20_51" style:display-name="ListLabel 51" style:family="text">
      <style:text-properties style:font-name="Times New Roman3" fo:font-family="'Times New Roman'" style:font-family-generic="swiss" style:font-pitch="variable"/>
    </style:style>
    <style:style style:name="ListLabel_20_52" style:display-name="ListLabel 52" style:family="text">
      <style:text-properties style:font-name="Times New Roman3" fo:font-family="'Times New Roman'" style:font-family-generic="swiss" style:font-pitch="variable"/>
    </style:style>
    <style:style style:name="ListLabel_20_53" style:display-name="ListLabel 53" style:family="text">
      <style:text-properties style:font-name="Times New Roman3" fo:font-family="'Times New Roman'" style:font-family-generic="swiss" style:font-pitch="variable"/>
    </style:style>
    <style:style style:name="ListLabel_20_54" style:display-name="ListLabel 54" style:family="text">
      <style:text-properties style:font-name="Times New Roman3" fo:font-family="'Times New Roman'" style:font-family-generic="swiss" style:font-pitch="variable"/>
    </style:style>
    <style:style style:name="ListLabel_20_55" style:display-name="ListLabel 55" style:family="text">
      <style:text-properties style:font-name="Times New Roman2" fo:font-family="'Times New Roman'" style:font-family-generic="roman" style:font-pitch="variable"/>
    </style:style>
    <style:style style:name="ListLabel_20_56" style:display-name="ListLabel 56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Times New Roman1" fo:font-family="'Times New Roman'" style:font-pitch="variable"/>
    </style:style>
    <style:style style:name="ListLabel_20_58" style:display-name="ListLabel 58" style:family="text">
      <style:text-properties style:font-name="Times New Roman2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Times New Roman1" fo:font-family="'Times New Roman'" style:font-pitch="variable"/>
    </style:style>
    <style:style style:name="ListLabel_20_61" style:display-name="ListLabel 61" style:family="text">
      <style:text-properties style:font-name="Times New Roman2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Times New Roman1" fo:font-family="'Times New Roman'" style:font-pitch="variable"/>
    </style:style>
    <style:style style:name="ListLabel_20_64" style:display-name="ListLabel 64" style:family="text">
      <style:text-properties style:font-name="Times New Roman2" fo:font-family="'Times New Roman'" style:font-family-generic="roman" style:font-pitch="variable"/>
    </style:style>
    <style:style style:name="ListLabel_20_65" style:display-name="ListLabel 65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imes New Roman1" fo:font-family="'Times New Roman'" style:font-pitch="variable"/>
    </style:style>
    <style:style style:name="ListLabel_20_67" style:display-name="ListLabel 67" style:family="text">
      <style:text-properties style:font-name="Times New Roman2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Times New Roman1" fo:font-family="'Times New Roman'" style:font-pitch="variable"/>
    </style:style>
    <style:style style:name="ListLabel_20_70" style:display-name="ListLabel 70" style:family="text">
      <style:text-properties style:font-name="Times New Roman2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Times New Roman1" fo:font-family="'Times New Roman'" style:font-pitch="variable"/>
    </style:style>
    <style:style style:name="ListLabel_20_73" style:display-name="ListLabel 73" style:family="text">
      <style:text-properties style:font-name="Times New Roman2" fo:font-family="'Times New Roman'" style:font-family-generic="roman" style:font-pitch="variable"/>
    </style:style>
    <style:style style:name="ListLabel_20_74" style:display-name="ListLabel 74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1" fo:font-family="'Times New Roman'" style:font-pitch="variable"/>
    </style:style>
    <style:style style:name="ListLabel_20_76" style:display-name="ListLabel 76" style:family="text">
      <style:text-properties style:font-name="Times New Roman2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1" fo:font-family="'Times New Roman'" style:font-pitch="variable"/>
    </style:style>
    <style:style style:name="ListLabel_20_79" style:display-name="ListLabel 79" style:family="text">
      <style:text-properties style:font-name="Times New Roman2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1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1" fo:font-family="'Times New Roman'" style:font-pitch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902in" fo:text-indent="-0.3937in" fo:margin-left="0.9839in"/>
        </style:list-level-properties>
      </text:list-level-style-number>
      <text:list-level-style-number text:level="2" text:style-name="ListLabel_20_83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ListLabel_20_84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ListLabel_20_85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ListLabel_20_86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ListLabel_20_87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ListLabel_20_88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ListLabel_20_89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ListLabel_20_90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x</meta:initial-creator>
    <meta:editing-cycles>24</meta:editing-cycles>
    <meta:print-date>2019-04-15T20:15:00</meta:print-date>
    <meta:creation-date>2020-02-03T16:20:00</meta:creation-date>
    <dc:date>2024-11-26T04:01:32.079266536</dc:date>
    <meta:editing-duration>P1DT6H48M23S</meta:editing-duration>
    <meta:generator>LibreOffice/24.8.2.1$MacOSX_AARCH64 LibreOffice_project/0f794b6e29741098670a3b95d60478a65d05ef13</meta:generator>
    <meta:document-statistic meta:table-count="0" meta:image-count="0" meta:object-count="0" meta:page-count="9" meta:paragraph-count="298" meta:word-count="2342" meta:character-count="14782" meta:non-whitespace-character-count="12751"/>
    <meta:user-defined meta:name="AppVersion">12.0000</meta:user-defined>
    <meta:user-defined meta:name="Company">SPecialiST RePack</meta:user-defined>
    <meta:template xlink:type="simple" xlink:actuate="onRequest" xlink:title="Normal" xlink:href=""/>
  </office:meta>
</office:document-meta>
</file>